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tarSymbol1" svg:font-family="StarSymbol"/>
    <style:font-face style:name="arial" svg:font-family="arial, sans-serif"/>
    <style:font-face style:name="Latin Modern Mono" svg:font-family="'Latin Modern Mono'" style:font-adornments="10 Regular"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atin Modern Roman" svg:font-family="'Latin Modern Roman'" style:font-pitch="variable"/>
    <style:font-face style:name="Monospace" svg:font-family="Monospace" style:font-pitch="variable"/>
    <style:font-face style:name="Albany" svg:font-family="Albany" style:font-family-generic="swiss" style:font-pitch="variable"/>
    <style:font-face style:name="Bitstream Vera Sans" svg:font-family="'Bitstream Vera Sans'" style:font-adornments="Fed" style:font-family-generic="swiss" style:font-pitch="variable"/>
    <style:font-face style:name="Latin Modern Sans" svg:font-family="'Latin Modern Sans'" style:font-family-generic="swiss" style:font-pitch="variable"/>
  </office:font-face-decls>
  <office:automatic-styles>
    <style:style style:name="Tabel2" style:family="table">
      <style:table-properties style:width="17cm" fo:margin-left="0cm" fo:margin-right="0cm" table:align="margins"/>
    </style:style>
    <style:style style:name="Tabel2.A" style:family="table-column">
      <style:table-column-properties style:column-width="6.265cm" style:rel-column-width="24152*"/>
    </style:style>
    <style:style style:name="Tabel2.B" style:family="table-column">
      <style:table-column-properties style:column-width="10.735cm" style:rel-column-width="41383*"/>
    </style:style>
    <style:style style:name="Tabel2.A1" style:family="table-cell">
      <style:table-cell-properties fo:padding="0.097cm" fo:border-left="0.05pt solid #000000" fo:border-right="none" fo:border-top="0.05pt solid #000000" fo:border-bottom="0.05pt solid #000000"/>
    </style:style>
    <style:style style:name="Tabel2.B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B2" style:family="table-cell">
      <style:table-cell-properties fo:padding="0.097cm" fo:border-left="0.05pt solid #000000" fo:border-right="0.05pt solid #000000" fo:border-top="none" fo:border-bottom="0.05pt solid #000000"/>
    </style:style>
    <style:style style:name="Tabel3" style:family="table">
      <style:table-properties style:width="17cm" fo:margin-left="0cm" fo:margin-right="0cm" table:align="margins"/>
    </style:style>
    <style:style style:name="Tabel3.A" style:family="table-column">
      <style:table-column-properties style:column-width="1.746cm" style:rel-column-width="6731*"/>
    </style:style>
    <style:style style:name="Tabel3.B" style:family="table-column">
      <style:table-column-properties style:column-width="4.496cm" style:rel-column-width="17332*"/>
    </style:style>
    <style:style style:name="Tabel3.C" style:family="table-column">
      <style:table-column-properties style:column-width="10.758cm" style:rel-column-width="41472*"/>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B2.1" style:family="table-column">
      <style:table-column-properties style:column-width="4.494cm" style:rel-column-width="17327*"/>
    </style:style>
    <style:style style:name="Tabel3.B2.2" style:family="table-column">
      <style:table-column-properties style:column-width="10.76cm" style:rel-column-width="41477*"/>
    </style:style>
    <style:style style:name="Tabel3.B2.2.1" style:family="table-cell">
      <style:table-cell-properties fo:padding="0.097cm" fo:border-left="0.05pt solid #000000" fo:border-right="0.05pt solid #000000" fo:border-top="none" fo:border-bottom="0.05pt solid #000000"/>
    </style:style>
    <style:style style:name="Tabel12" style:family="table">
      <style:table-properties style:width="17cm" fo:margin-left="0cm" fo:margin-right="0cm" table:align="margins"/>
    </style:style>
    <style:style style:name="Tabel12.A" style:family="table-column">
      <style:table-column-properties style:column-width="3.621cm" style:rel-column-width="13959*"/>
    </style:style>
    <style:style style:name="Tabel12.B" style:family="table-column">
      <style:table-column-properties style:column-width="13.379cm" style:rel-column-width="51576*"/>
    </style:style>
    <style:style style:name="Tabel12.A1" style:family="table-cell">
      <style:table-cell-properties fo:padding="0.097cm" fo:border-left="0.05pt solid #000000" fo:border-right="none" fo:border-top="0.05pt solid #000000" fo:border-bottom="0.05pt solid #000000"/>
    </style:style>
    <style:style style:name="Tabel12.B1" style:family="table-cell">
      <style:table-cell-properties fo:padding="0.097cm" fo:border="0.05pt solid #000000"/>
    </style:style>
    <style:style style:name="Tabel12.A2" style:family="table-cell">
      <style:table-cell-properties fo:padding="0.097cm" fo:border-left="0.05pt solid #000000" fo:border-right="none" fo:border-top="none" fo:border-bottom="0.05pt solid #000000"/>
    </style:style>
    <style:style style:name="Tabel12.B2" style:family="table-cell">
      <style:table-cell-properties fo:padding="0.097cm" fo:border-left="0.05pt solid #000000" fo:border-right="0.05pt solid #000000" fo:border-top="none" fo:border-bottom="0.05pt solid #000000"/>
    </style:style>
    <style:style style:name="Tabel13" style:family="table">
      <style:table-properties style:width="17cm" fo:margin-left="0cm" fo:margin-right="0cm" table:align="margins"/>
    </style:style>
    <style:style style:name="Tabel13.A" style:family="table-column">
      <style:table-column-properties style:column-width="6.503cm" style:rel-column-width="25070*"/>
    </style:style>
    <style:style style:name="Tabel13.B" style:family="table-column">
      <style:table-column-properties style:column-width="10.497cm" style:rel-column-width="40465*"/>
    </style:style>
    <style:style style:name="Tabel13.A1" style:family="table-cell">
      <style:table-cell-properties fo:padding="0.097cm" fo:border-left="0.05pt solid #000000" fo:border-right="none" fo:border-top="0.05pt solid #000000" fo:border-bottom="0.05pt solid #000000"/>
    </style:style>
    <style:style style:name="Tabel13.B1" style:family="table-cell">
      <style:table-cell-properties fo:padding="0.097cm" fo:border="0.05pt solid #000000"/>
    </style:style>
    <style:style style:name="Tabel13.A2" style:family="table-cell">
      <style:table-cell-properties fo:padding="0.097cm" fo:border-left="0.05pt solid #000000" fo:border-right="none" fo:border-top="none" fo:border-bottom="0.05pt solid #000000"/>
    </style:style>
    <style:style style:name="Tabel13.B2" style:family="table-cell">
      <style:table-cell-properties fo:padding="0.097cm" fo:border-left="0.05pt solid #000000" fo:border-right="0.05pt solid #000000" fo:border-top="none" fo:border-bottom="0.05pt solid #000000"/>
    </style:style>
    <style:style style:name="Tabel14" style:family="table">
      <style:table-properties style:width="17cm" fo:margin-left="0cm" fo:margin-right="0cm" table:align="margins"/>
    </style:style>
    <style:style style:name="Tabel14.A" style:family="table-column">
      <style:table-column-properties style:column-width="5.921cm" style:rel-column-width="22826*"/>
    </style:style>
    <style:style style:name="Tabel14.B" style:family="table-column">
      <style:table-column-properties style:column-width="11.079cm" style:rel-column-width="42709*"/>
    </style:style>
    <style:style style:name="Tabel14.A1" style:family="table-cell">
      <style:table-cell-properties fo:padding="0.097cm" fo:border-left="0.05pt solid #000000" fo:border-right="none" fo:border-top="0.05pt solid #000000" fo:border-bottom="0.05pt solid #000000"/>
    </style:style>
    <style:style style:name="Tabel14.B1" style:family="table-cell">
      <style:table-cell-properties fo:padding="0.097cm" fo:border="0.05pt solid #000000"/>
    </style:style>
    <style:style style:name="Tabel14.A2" style:family="table-cell">
      <style:table-cell-properties fo:padding="0.097cm" fo:border-left="0.05pt solid #000000" fo:border-right="none" fo:border-top="none" fo:border-bottom="0.05pt solid #000000"/>
    </style:style>
    <style:style style:name="Tabel14.B2" style:family="table-cell">
      <style:table-cell-properties fo:padding="0.097cm" fo:border-left="0.05pt solid #000000" fo:border-right="0.05pt solid #000000" fo:border-top="none" fo:border-bottom="0.05pt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5pt solid #000000" fo:border-right="none" fo:border-top="0.05pt solid #000000" fo:border-bottom="0.05pt solid #000000"/>
    </style:style>
    <style:style style:name="Tabel15.B1" style:family="table-cell">
      <style:table-cell-properties fo:padding="0.097cm" fo:border="0.05pt solid #000000"/>
    </style:style>
    <style:style style:name="Tabel15.A2" style:family="table-cell">
      <style:table-cell-properties fo:padding="0.097cm" fo:border-left="0.05pt solid #000000" fo:border-right="none" fo:border-top="none" fo:border-bottom="0.05pt solid #000000"/>
    </style:style>
    <style:style style:name="Tabel15.B2" style:family="table-cell">
      <style:table-cell-properties fo:padding="0.097cm" fo:border-left="0.05pt solid #000000" fo:border-right="0.05pt solid #000000" fo:border-top="none" fo:border-bottom="0.05pt solid #000000"/>
    </style:style>
    <style:style style:name="Tabel16" style:family="table">
      <style:table-properties style:width="17cm" fo:margin-left="0cm" fo:margin-right="0cm" table:align="margins"/>
    </style:style>
    <style:style style:name="Tabel16.A" style:family="table-column">
      <style:table-column-properties style:column-width="5.101cm" style:rel-column-width="19664*"/>
    </style:style>
    <style:style style:name="Tabel16.B" style:family="table-column">
      <style:table-column-properties style:column-width="11.899cm" style:rel-column-width="45871*"/>
    </style:style>
    <style:style style:name="Tabel16.A1" style:family="table-cell">
      <style:table-cell-properties fo:padding="0.097cm" fo:border-left="0.05pt solid #000000" fo:border-right="none" fo:border-top="0.05pt solid #000000" fo:border-bottom="0.05pt solid #000000"/>
    </style:style>
    <style:style style:name="Tabel16.B1" style:family="table-cell">
      <style:table-cell-properties fo:padding="0.097cm" fo:border="0.05pt solid #000000"/>
    </style:style>
    <style:style style:name="Tabel16.A2" style:family="table-cell">
      <style:table-cell-properties fo:padding="0.097cm" fo:border-left="0.05pt solid #000000" fo:border-right="none" fo:border-top="none" fo:border-bottom="0.05pt solid #000000"/>
    </style:style>
    <style:style style:name="Tabel16.B2" style:family="table-cell">
      <style:table-cell-properties fo:padding="0.097cm" fo:border-left="0.05pt solid #000000" fo:border-right="0.05pt solid #000000" fo:border-top="none" fo:border-bottom="0.05pt solid #000000"/>
    </style:style>
    <style:style style:name="Tabel20" style:family="table">
      <style:table-properties style:width="17cm" fo:margin-left="0cm" fo:margin-right="0cm" table:align="margins"/>
    </style:style>
    <style:style style:name="Tabel20.A" style:family="table-column">
      <style:table-column-properties style:column-width="5.71cm" style:rel-column-width="22010*"/>
    </style:style>
    <style:style style:name="Tabel20.B" style:family="table-column">
      <style:table-column-properties style:column-width="11.291cm" style:rel-column-width="43525*"/>
    </style:style>
    <style:style style:name="Tabel20.A1" style:family="table-cell">
      <style:table-cell-properties fo:padding="0.097cm" fo:border-left="0.05pt solid #000000" fo:border-right="none" fo:border-top="0.05pt solid #000000" fo:border-bottom="0.05pt solid #000000"/>
    </style:style>
    <style:style style:name="Tabel20.B1" style:family="table-cell">
      <style:table-cell-properties fo:padding="0.097cm" fo:border="0.05pt solid #000000"/>
    </style:style>
    <style:style style:name="Tabel20.A2" style:family="table-cell">
      <style:table-cell-properties fo:padding="0.097cm" fo:border-left="0.05pt solid #000000" fo:border-right="none" fo:border-top="none" fo:border-bottom="0.05pt solid #000000"/>
    </style:style>
    <style:style style:name="Tabel20.B2" style:family="table-cell">
      <style:table-cell-properties fo:padding="0.097cm" fo:border-left="0.05pt solid #000000" fo:border-right="0.05pt solid #000000" fo:border-top="none" fo:border-bottom="0.05pt solid #000000"/>
    </style:style>
    <style:style style:name="Tabel21" style:family="table">
      <style:table-properties style:width="17cm" fo:margin-left="0cm" fo:margin-right="0cm" table:align="margins"/>
    </style:style>
    <style:style style:name="Tabel21.A" style:family="table-column">
      <style:table-column-properties style:column-width="6.318cm" style:rel-column-width="24356*"/>
    </style:style>
    <style:style style:name="Tabel21.B" style:family="table-column">
      <style:table-column-properties style:column-width="10.682cm" style:rel-column-width="41179*"/>
    </style:style>
    <style:style style:name="Tabel21.A1" style:family="table-cell">
      <style:table-cell-properties fo:padding="0.097cm" fo:border-left="0.05pt solid #000000" fo:border-right="none" fo:border-top="0.05pt solid #000000" fo:border-bottom="0.05pt solid #000000"/>
    </style:style>
    <style:style style:name="Tabel21.B1" style:family="table-cell">
      <style:table-cell-properties fo:padding="0.097cm" fo:border="0.05pt solid #000000"/>
    </style:style>
    <style:style style:name="Tabel21.A2" style:family="table-cell">
      <style:table-cell-properties fo:padding="0.097cm" fo:border-left="0.05pt solid #000000" fo:border-right="none" fo:border-top="none" fo:border-bottom="0.05pt solid #000000"/>
    </style:style>
    <style:style style:name="Tabel21.B2" style:family="table-cell">
      <style:table-cell-properties fo:padding="0.097cm" fo:border-left="0.05pt solid #000000" fo:border-right="0.05pt solid #000000" fo:border-top="none" fo:border-bottom="0.05pt solid #000000"/>
    </style:style>
    <style:style style:name="Tabel17" style:family="table">
      <style:table-properties style:width="17cm" fo:margin-left="0cm" fo:margin-right="0cm" table:align="margins"/>
    </style:style>
    <style:style style:name="Tabel17.A" style:family="table-column">
      <style:table-column-properties style:column-width="5.736cm" style:rel-column-width="22112*"/>
    </style:style>
    <style:style style:name="Tabel17.B" style:family="table-column">
      <style:table-column-properties style:column-width="11.264cm" style:rel-column-width="43423*"/>
    </style:style>
    <style:style style:name="Tabel17.A1" style:family="table-cell">
      <style:table-cell-properties fo:padding="0.097cm" fo:border-left="0.05pt solid #000000" fo:border-right="none" fo:border-top="0.05pt solid #000000" fo:border-bottom="0.05pt solid #000000"/>
    </style:style>
    <style:style style:name="Tabel17.B1" style:family="table-cell">
      <style:table-cell-properties fo:padding="0.097cm" fo:border="0.05pt solid #000000"/>
    </style:style>
    <style:style style:name="Tabel17.A2" style:family="table-cell">
      <style:table-cell-properties fo:padding="0.097cm" fo:border-left="0.05pt solid #000000" fo:border-right="none" fo:border-top="none" fo:border-bottom="0.05pt solid #000000"/>
    </style:style>
    <style:style style:name="Tabel17.B2" style:family="table-cell">
      <style:table-cell-properties fo:padding="0.097cm" fo:border-left="0.05pt solid #000000" fo:border-right="0.05pt solid #000000" fo:border-top="none" fo:border-bottom="0.05pt solid #000000"/>
    </style:style>
    <style:style style:name="Tabel18" style:family="table">
      <style:table-properties style:width="16.66cm" fo:margin-left="0cm" fo:margin-right="0.34cm" table:align="margins"/>
    </style:style>
    <style:style style:name="Tabel18.A" style:family="table-column">
      <style:table-column-properties style:column-width="3.577cm" style:rel-column-width="14071*"/>
    </style:style>
    <style:style style:name="Tabel18.B" style:family="table-column">
      <style:table-column-properties style:column-width="13.083cm" style:rel-column-width="51464*"/>
    </style:style>
    <style:style style:name="Tabel18.A1" style:family="table-cell">
      <style:table-cell-properties fo:padding="0.097cm" fo:border-left="0.05pt solid #000000" fo:border-right="none" fo:border-top="0.05pt solid #000000" fo:border-bottom="0.05pt solid #000000"/>
    </style:style>
    <style:style style:name="Tabel18.B1" style:family="table-cell">
      <style:table-cell-properties fo:padding="0.097cm" fo:border="0.05pt solid #000000"/>
    </style:style>
    <style:style style:name="Tabel18.A2" style:family="table-cell">
      <style:table-cell-properties fo:padding="0.097cm" fo:border-left="0.05pt solid #000000" fo:border-right="none" fo:border-top="none" fo:border-bottom="0.05pt solid #000000"/>
    </style:style>
    <style:style style:name="Tabel18.B2" style:family="table-cell">
      <style:table-cell-properties fo:padding="0.097cm" fo:border-left="0.05pt solid #000000" fo:border-right="0.05pt solid #000000" fo:border-top="none" fo:border-bottom="0.05pt solid #000000"/>
    </style:style>
    <style:style style:name="Tabel19" style:family="table">
      <style:table-properties style:width="17cm" fo:margin-left="0cm" fo:margin-right="0cm" table:align="margins"/>
    </style:style>
    <style:style style:name="Tabel19.A" style:family="table-column">
      <style:table-column-properties style:column-width="3.621cm" style:rel-column-width="13959*"/>
    </style:style>
    <style:style style:name="Tabel19.B" style:family="table-column">
      <style:table-column-properties style:column-width="13.379cm" style:rel-column-width="51576*"/>
    </style:style>
    <style:style style:name="Tabel19.A1" style:family="table-cell">
      <style:table-cell-properties fo:padding="0.097cm" fo:border-left="0.05pt solid #000000" fo:border-right="none" fo:border-top="0.05pt solid #000000" fo:border-bottom="0.05pt solid #000000"/>
    </style:style>
    <style:style style:name="Tabel19.B1" style:family="table-cell">
      <style:table-cell-properties fo:padding="0.097cm" fo:border="0.05pt solid #000000"/>
    </style:style>
    <style:style style:name="Tabel19.A2" style:family="table-cell">
      <style:table-cell-properties fo:padding="0.097cm" fo:border-left="0.05pt solid #000000" fo:border-right="none" fo:border-top="none" fo:border-bottom="0.05pt solid #000000"/>
    </style:style>
    <style:style style:name="Tabel19.B2" style:family="table-cell">
      <style:table-cell-properties fo:padding="0.097cm" fo:border-left="0.05pt solid #000000" fo:border-right="0.05pt solid #000000" fo:border-top="none" fo:border-bottom="0.05pt solid #000000"/>
    </style:style>
    <style:style style:name="Tabel24" style:family="table">
      <style:table-properties style:width="17cm" style:rel-width="100%" fo:margin-left="0cm" table:align="left"/>
    </style:style>
    <style:style style:name="Tabel24.A" style:family="table-column">
      <style:table-column-properties style:column-width="4.098cm" style:rel-column-width="2323*"/>
    </style:style>
    <style:style style:name="Tabel24.B" style:family="table-column">
      <style:table-column-properties style:column-width="12.903cm" style:rel-column-width="7315*"/>
    </style:style>
    <style:style style:name="Tabel24.A1" style:family="table-cell">
      <style:table-cell-properties fo:padding="0.097cm" fo:border-left="0.05pt solid #000000" fo:border-right="none" fo:border-top="0.05pt solid #000000" fo:border-bottom="0.05pt solid #000000"/>
    </style:style>
    <style:style style:name="Tabel24.B1" style:family="table-cell">
      <style:table-cell-properties fo:padding="0.097cm" fo:border="0.05pt solid #000000"/>
    </style:style>
    <style:style style:name="Tabel4" style:family="table">
      <style:table-properties style:width="17cm" fo:margin-left="0cm" fo:margin-right="0cm" table:align="margins"/>
    </style:style>
    <style:style style:name="Tabel4.A" style:family="table-column">
      <style:table-column-properties style:column-width="5.101cm" style:rel-column-width="19664*"/>
    </style:style>
    <style:style style:name="Tabel4.B" style:family="table-column">
      <style:table-column-properties style:column-width="11.899cm" style:rel-column-width="45871*"/>
    </style:style>
    <style:style style:name="Tabel4.A1" style:family="table-cell">
      <style:table-cell-properties fo:padding="0.097cm" fo:border-left="0.05pt solid #000000" fo:border-right="none" fo:border-top="0.05pt solid #000000" fo:border-bottom="0.05pt solid #000000"/>
    </style:style>
    <style:style style:name="Tabel4.B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B2" style:family="table-cell">
      <style:table-cell-properties fo:padding="0.097cm" fo:border-left="0.05pt solid #000000" fo:border-right="0.05pt solid #000000" fo:border-top="none" fo:border-bottom="0.05pt solid #000000"/>
    </style:style>
    <style:style style:name="Tabel5" style:family="table">
      <style:table-properties style:width="17cm" fo:margin-left="0cm" fo:margin-right="0cm" table:align="margins"/>
    </style:style>
    <style:style style:name="Tabel5.A" style:family="table-column">
      <style:table-column-properties style:column-width="5.974cm" style:rel-column-width="23030*"/>
    </style:style>
    <style:style style:name="Tabel5.B" style:family="table-column">
      <style:table-column-properties style:column-width="11.026cm" style:rel-column-width="42505*"/>
    </style:style>
    <style:style style:name="Tabel5.A1" style:family="table-cell">
      <style:table-cell-properties fo:padding="0.097cm" fo:border-left="0.05pt solid #000000" fo:border-right="none" fo:border-top="0.05pt solid #000000" fo:border-bottom="0.05pt solid #000000"/>
    </style:style>
    <style:style style:name="Tabel5.B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B2" style:family="table-cell">
      <style:table-cell-properties fo:padding="0.097cm" fo:border-left="0.05pt solid #000000" fo:border-right="0.05pt solid #000000" fo:border-top="none" fo:border-bottom="0.05pt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5pt solid #000000" fo:border-right="none" fo:border-top="0.05pt solid #000000" fo:border-bottom="0.05pt solid #000000"/>
    </style:style>
    <style:style style:name="Tabel6.B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B2" style:family="table-cell">
      <style:table-cell-properties fo:padding="0.097cm" fo:border-left="0.05pt solid #000000" fo:border-right="0.05pt solid #000000" fo:border-top="none" fo:border-bottom="0.05pt solid #000000"/>
    </style:style>
    <style:style style:name="Tabel7" style:family="table">
      <style:table-properties style:width="17cm" fo:margin-left="0cm" fo:margin-right="0cm" table:align="margins"/>
    </style:style>
    <style:style style:name="Tabel7.A" style:family="table-column">
      <style:table-column-properties style:column-width="5.286cm" style:rel-column-width="20378*"/>
    </style:style>
    <style:style style:name="Tabel7.B" style:family="table-column">
      <style:table-column-properties style:column-width="11.714cm" style:rel-column-width="45157*"/>
    </style:style>
    <style:style style:name="Tabel7.A1" style:family="table-cell">
      <style:table-cell-properties fo:padding="0.097cm" fo:border-left="0.05pt solid #000000" fo:border-right="none" fo:border-top="0.05pt solid #000000" fo:border-bottom="0.05pt solid #000000"/>
    </style:style>
    <style:style style:name="Tabel7.B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B2" style:family="table-cell">
      <style:table-cell-properties fo:padding="0.097cm" fo:border-left="0.05pt solid #000000" fo:border-right="0.05pt solid #000000" fo:border-top="none" fo:border-bottom="0.05pt solid #000000"/>
    </style:style>
    <style:style style:name="Tabel9" style:family="table">
      <style:table-properties style:width="17cm" fo:margin-left="0cm" fo:margin-right="0cm" table:align="margins"/>
    </style:style>
    <style:style style:name="Tabel9.A" style:family="table-column">
      <style:table-column-properties style:column-width="5.948cm" style:rel-column-width="22928*"/>
    </style:style>
    <style:style style:name="Tabel9.B" style:family="table-column">
      <style:table-column-properties style:column-width="11.053cm" style:rel-column-width="42607*"/>
    </style:style>
    <style:style style:name="Tabel9.A1" style:family="table-cell">
      <style:table-cell-properties fo:padding="0.097cm" fo:border-left="0.05pt solid #000000" fo:border-right="none" fo:border-top="0.05pt solid #000000" fo:border-bottom="0.05pt solid #000000"/>
    </style:style>
    <style:style style:name="Tabel9.B1" style:family="table-cell">
      <style:table-cell-properties fo:padding="0.097cm" fo:border="0.05pt solid #000000"/>
    </style:style>
    <style:style style:name="Tabel9.A2" style:family="table-cell">
      <style:table-cell-properties fo:padding="0.097cm" fo:border-left="0.05pt solid #000000" fo:border-right="none" fo:border-top="none" fo:border-bottom="0.05pt solid #000000"/>
    </style:style>
    <style:style style:name="Tabel9.B2" style:family="table-cell">
      <style:table-cell-properties fo:padding="0.097cm" fo:border-left="0.05pt solid #000000" fo:border-right="0.05pt solid #000000" fo:border-top="none" fo:border-bottom="0.05pt solid #000000"/>
    </style:style>
    <style:style style:name="Tabel10" style:family="table">
      <style:table-properties style:width="17cm" fo:margin-left="0cm" fo:margin-right="0cm" table:align="margins"/>
    </style:style>
    <style:style style:name="Tabel10.A" style:family="table-column">
      <style:table-column-properties style:column-width="5.551cm" style:rel-column-width="21398*"/>
    </style:style>
    <style:style style:name="Tabel10.B" style:family="table-column">
      <style:table-column-properties style:column-width="11.449cm" style:rel-column-width="44137*"/>
    </style:style>
    <style:style style:name="Tabel10.A1" style:family="table-cell">
      <style:table-cell-properties fo:padding="0.097cm" fo:border-left="0.05pt solid #000000" fo:border-right="none" fo:border-top="0.05pt solid #000000" fo:border-bottom="0.05pt solid #000000"/>
    </style:style>
    <style:style style:name="Tabel10.B1" style:family="table-cell">
      <style:table-cell-properties fo:padding="0.097cm" fo:border="0.05pt solid #000000"/>
    </style:style>
    <style:style style:name="Tabel10.A2" style:family="table-cell">
      <style:table-cell-properties fo:padding="0.097cm" fo:border-left="0.05pt solid #000000" fo:border-right="none" fo:border-top="none" fo:border-bottom="0.05pt solid #000000"/>
    </style:style>
    <style:style style:name="Tabel10.B2" style:family="table-cell">
      <style:table-cell-properties fo:padding="0.097cm" fo:border-left="0.05pt solid #000000" fo:border-right="0.05pt solid #000000" fo:border-top="none" fo:border-bottom="0.05pt solid #000000"/>
    </style:style>
    <style:style style:name="Tabel1" style:family="table">
      <style:table-properties style:width="17cm" style:rel-width="100%" fo:margin-top="0cm" fo:margin-bottom="0.199cm" table:align="left"/>
    </style:style>
    <style:style style:name="Tabel1.A" style:family="table-column">
      <style:table-column-properties style:column-width="5.666cm" style:rel-column-width="3212*"/>
    </style:style>
    <style:style style:name="Tabel1.C" style:family="table-column">
      <style:table-column-properties style:column-width="5.669cm" style:rel-column-width="3214*"/>
    </style:style>
    <style:style style:name="Tabel1.1" style:family="table-row">
      <style:table-row-properties style:min-row-height="0.681cm"/>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le1" style:family="table">
      <style:table-properties style:width="17cm" fo:margin-left="0cm" fo:margin-right="0cm" table:align="margins"/>
    </style:style>
    <style:style style:name="Table1.A" style:family="table-column">
      <style:table-column-properties style:column-width="6.265cm" style:rel-column-width="24152*"/>
    </style:style>
    <style:style style:name="Table1.B" style:family="table-column">
      <style:table-column-properties style:column-width="10.735cm" style:rel-column-width="41383*"/>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el23" style:family="table">
      <style:table-properties style:width="17cm" fo:margin-left="0cm" fo:margin-right="0cm" table:align="margins"/>
    </style:style>
    <style:style style:name="Tabel23.A" style:family="table-column">
      <style:table-column-properties style:column-width="4.653cm" style:rel-column-width="17937*"/>
    </style:style>
    <style:style style:name="Tabel23.B" style:family="table-column">
      <style:table-column-properties style:column-width="12.347cm" style:rel-column-width="47598*"/>
    </style:style>
    <style:style style:name="Tabel23.A1" style:family="table-cell">
      <style:table-cell-properties fo:padding="0.097cm" fo:border-left="0.05pt solid #000000" fo:border-right="none" fo:border-top="0.05pt solid #000000" fo:border-bottom="0.05pt solid #000000"/>
    </style:style>
    <style:style style:name="Tabel23.B1" style:family="table-cell">
      <style:table-cell-properties fo:padding="0.097cm" fo:border="0.05pt solid #000000"/>
    </style:style>
    <style:style style:name="Tabel23.A2" style:family="table-cell">
      <style:table-cell-properties fo:padding="0.097cm" fo:border-left="0.05pt solid #000000" fo:border-right="none" fo:border-top="none" fo:border-bottom="0.05pt solid #000000"/>
    </style:style>
    <style:style style:name="Tabel23.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officeooo:rsid="0019dbe1" officeooo:paragraph-rsid="001aa70e"/>
    </style:style>
    <style:style style:name="P3" style:family="paragraph" style:parent-style-name="Text_20_body">
      <style:text-properties officeooo:rsid="001a00b3" officeooo:paragraph-rsid="001aa70e"/>
    </style:style>
    <style:style style:name="P4" style:family="paragraph" style:parent-style-name="Text_20_body">
      <style:text-properties officeooo:rsid="001fd834" officeooo:paragraph-rsid="001fd834"/>
    </style:style>
    <style:style style:name="P5" style:family="paragraph" style:parent-style-name="Text_20_body">
      <style:text-properties officeooo:paragraph-rsid="002396cd"/>
    </style:style>
    <style:style style:name="P6" style:family="paragraph" style:parent-style-name="Text_20_body">
      <style:text-properties officeooo:rsid="00293676" officeooo:paragraph-rsid="00293676"/>
    </style:style>
    <style:style style:name="P7" style:family="paragraph" style:parent-style-name="Text_20_body">
      <style:text-properties officeooo:rsid="002fab3d" officeooo:paragraph-rsid="002fab3d"/>
    </style:style>
    <style:style style:name="P8" style:family="paragraph" style:parent-style-name="Text_20_body">
      <style:text-properties officeooo:rsid="0032a248" officeooo:paragraph-rsid="0032a248"/>
    </style:style>
    <style:style style:name="P9" style:family="paragraph" style:parent-style-name="Text_20_body">
      <style:text-properties officeooo:rsid="0034514d" officeooo:paragraph-rsid="0034514d"/>
    </style:style>
    <style:style style:name="P10" style:family="paragraph" style:parent-style-name="Text_20_body">
      <style:text-properties officeooo:rsid="003486c6" officeooo:paragraph-rsid="003486c6"/>
    </style:style>
    <style:style style:name="P11" style:family="paragraph" style:parent-style-name="Text_20_body">
      <style:text-properties officeooo:rsid="002b8296" officeooo:paragraph-rsid="0035b0cc"/>
    </style:style>
    <style:style style:name="P12" style:family="paragraph" style:parent-style-name="Text_20_body">
      <style:text-properties officeooo:paragraph-rsid="0035eba3"/>
    </style:style>
    <style:style style:name="P13" style:family="paragraph" style:parent-style-name="Text_20_body">
      <style:text-properties officeooo:rsid="0038144c" officeooo:paragraph-rsid="0038144c"/>
    </style:style>
    <style:style style:name="P14" style:family="paragraph" style:parent-style-name="Text_20_body">
      <style:text-properties officeooo:rsid="00556f70" officeooo:paragraph-rsid="00556f70"/>
    </style:style>
    <style:style style:name="P15" style:family="paragraph" style:parent-style-name="Text_20_body">
      <style:text-properties officeooo:rsid="00582dcb" officeooo:paragraph-rsid="00582dcb"/>
    </style:style>
    <style:style style:name="P16" style:family="paragraph" style:parent-style-name="Text_20_body">
      <style:text-properties officeooo:rsid="005bd697" officeooo:paragraph-rsid="005bd697"/>
    </style:style>
    <style:style style:name="P17" style:family="paragraph" style:parent-style-name="Text_20_body">
      <style:text-properties officeooo:rsid="006bbc52" officeooo:paragraph-rsid="006bbc52"/>
    </style:style>
    <style:style style:name="P18" style:family="paragraph" style:parent-style-name="Text_20_body">
      <style:text-properties officeooo:paragraph-rsid="006d7b02"/>
    </style:style>
    <style:style style:name="P19" style:family="paragraph" style:parent-style-name="Text_20_body">
      <style:text-properties officeooo:rsid="006d7b02" officeooo:paragraph-rsid="006d7b02"/>
    </style:style>
    <style:style style:name="P20" style:family="paragraph" style:parent-style-name="Text_20_body">
      <style:text-properties officeooo:rsid="0072abad" officeooo:paragraph-rsid="0072abad"/>
    </style:style>
    <style:style style:name="P21" style:family="paragraph" style:parent-style-name="Text_20_body">
      <style:text-properties officeooo:rsid="00747817" officeooo:paragraph-rsid="00747817"/>
    </style:style>
    <style:style style:name="P22" style:family="paragraph" style:parent-style-name="Standard" style:master-page-name="">
      <style:paragraph-properties fo:margin-top="0.199cm" fo:margin-bottom="0cm" loext:contextual-spacing="false" fo:text-align="center" style:justify-single-word="false" style:page-number="auto" fo:break-after="page"/>
      <style:text-properties style:font-name="Albany" fo:font-size="14pt" fo:font-weight="bold"/>
    </style:style>
    <style:style style:name="P23" style:family="paragraph" style:parent-style-name="Standard">
      <style:paragraph-properties fo:margin-top="0.499cm" fo:margin-bottom="0cm" loext:contextual-spacing="false" fo:text-align="center" style:justify-single-word="false"/>
      <style:text-properties style:font-name="Albany" fo:font-size="14pt" fo:font-weight="bold"/>
    </style:style>
    <style:style style:name="P24" style:family="paragraph" style:parent-style-name="Standard">
      <style:paragraph-properties fo:margin-top="0cm" fo:margin-bottom="0.3cm" loext:contextual-spacing="false" fo:text-align="center" style:justify-single-word="false"/>
      <style:text-properties style:font-name="Albany" fo:font-size="20pt" fo:font-weight="bold"/>
    </style:style>
    <style:style style:name="P25" style:family="paragraph" style:parent-style-name="Standard">
      <style:paragraph-properties fo:margin-top="0cm" fo:margin-bottom="0.3cm" loext:contextual-spacing="false" fo:text-align="center" style:justify-single-word="false"/>
      <style:text-properties style:font-name="Albany" fo:font-size="18pt" fo:font-weight="bold" officeooo:rsid="004fd984" officeooo:paragraph-rsid="004fd984"/>
    </style:style>
    <style:style style:name="P26" style:family="paragraph" style:parent-style-name="Table_20_Contents">
      <style:paragraph-properties style:writing-mode="lr-tb"/>
    </style:style>
    <style:style style:name="P27" style:family="paragraph" style:parent-style-name="Footnote">
      <style:text-properties officeooo:rsid="001ac3b8" officeooo:paragraph-rsid="001ac3b8"/>
    </style:style>
    <style:style style:name="P28" style:family="paragraph" style:parent-style-name="Footnote">
      <style:text-properties officeooo:rsid="003a9d11" officeooo:paragraph-rsid="003a9d11"/>
    </style:style>
    <style:style style:name="P29" style:family="paragraph" style:parent-style-name="Footnote">
      <style:text-properties officeooo:rsid="0054ddad" officeooo:paragraph-rsid="0054ddad"/>
    </style:style>
    <style:style style:name="P30" style:family="paragraph" style:parent-style-name="Footnote">
      <style:text-properties officeooo:rsid="005cef45" officeooo:paragraph-rsid="005cef45"/>
    </style:style>
    <style:style style:name="P31" style:family="paragraph" style:parent-style-name="Preformatted_20_Text">
      <style:text-properties officeooo:rsid="001fd834" officeooo:paragraph-rsid="001fd834"/>
    </style:style>
    <style:style style:name="P32" style:family="paragraph" style:parent-style-name="Preformatted_20_Text">
      <style:text-properties officeooo:paragraph-rsid="001fd834"/>
    </style:style>
    <style:style style:name="P33" style:family="paragraph" style:parent-style-name="Preformatted_20_Text">
      <style:text-properties officeooo:rsid="002fab3d" officeooo:paragraph-rsid="002fab3d"/>
    </style:style>
    <style:style style:name="P34" style:family="paragraph" style:parent-style-name="Preformatted_20_Text">
      <style:text-properties officeooo:rsid="002fab3d" officeooo:paragraph-rsid="0034514d"/>
    </style:style>
    <style:style style:name="P35" style:family="paragraph" style:parent-style-name="Preformatted_20_Text">
      <style:text-properties officeooo:rsid="006d7b02" officeooo:paragraph-rsid="006d7b02"/>
    </style:style>
    <style:style style:name="P36" style:family="paragraph" style:parent-style-name="Preformatted_20_Text">
      <style:text-properties officeooo:rsid="00715c75" officeooo:paragraph-rsid="00715c75"/>
    </style:style>
    <style:style style:name="P37" style:family="paragraph" style:parent-style-name="Preformatted_20_Text">
      <style:text-properties officeooo:paragraph-rsid="00715c75"/>
    </style:style>
    <style:style style:name="P38" style:family="paragraph" style:parent-style-name="Preformatted_20_Text">
      <style:text-properties officeooo:rsid="0072abad" officeooo:paragraph-rsid="0072abad"/>
    </style:style>
    <style:style style:name="P39" style:family="paragraph" style:parent-style-name="Table_20_Contents">
      <style:text-properties officeooo:paragraph-rsid="002b8296"/>
    </style:style>
    <style:style style:name="P40" style:family="paragraph" style:parent-style-name="Table_20_Contents">
      <style:text-properties officeooo:rsid="002d352a" officeooo:paragraph-rsid="002d352a"/>
    </style:style>
    <style:style style:name="P41" style:family="paragraph" style:parent-style-name="Table_20_Contents">
      <style:text-properties officeooo:paragraph-rsid="002fab3d"/>
    </style:style>
    <style:style style:name="P42" style:family="paragraph" style:parent-style-name="Table_20_Contents">
      <style:text-properties officeooo:paragraph-rsid="0035eba3"/>
    </style:style>
    <style:style style:name="P43" style:family="paragraph" style:parent-style-name="Table_20_Contents">
      <style:text-properties officeooo:rsid="0035eba3" officeooo:paragraph-rsid="0035eba3"/>
    </style:style>
    <style:style style:name="P44" style:family="paragraph" style:parent-style-name="Table_20_Contents">
      <style:text-properties officeooo:rsid="0035f7f9" officeooo:paragraph-rsid="0035f7f9"/>
    </style:style>
    <style:style style:name="P45" style:family="paragraph" style:parent-style-name="Table_20_Contents">
      <style:text-properties officeooo:paragraph-rsid="0038144c"/>
    </style:style>
    <style:style style:name="P46" style:family="paragraph" style:parent-style-name="Table_20_Contents">
      <style:text-properties officeooo:paragraph-rsid="005317dc"/>
    </style:style>
    <style:style style:name="P47" style:family="paragraph" style:parent-style-name="Table_20_Contents">
      <style:text-properties officeooo:rsid="005317dc" officeooo:paragraph-rsid="005317dc"/>
    </style:style>
    <style:style style:name="P48" style:family="paragraph" style:parent-style-name="Table_20_Contents">
      <style:text-properties officeooo:rsid="00556f70" officeooo:paragraph-rsid="00556f70"/>
    </style:style>
    <style:style style:name="P49" style:family="paragraph" style:parent-style-name="Table_20_Contents">
      <style:text-properties officeooo:paragraph-rsid="005bd697"/>
    </style:style>
    <style:style style:name="P50" style:family="paragraph" style:parent-style-name="Table_20_Contents">
      <style:text-properties officeooo:rsid="005d42e2" officeooo:paragraph-rsid="005d42e2"/>
    </style:style>
    <style:style style:name="P51" style:family="paragraph" style:parent-style-name="Table_20_Contents">
      <style:text-properties officeooo:rsid="005e74ed" officeooo:paragraph-rsid="005e74ed"/>
    </style:style>
    <style:style style:name="P52" style:family="paragraph" style:parent-style-name="Table_20_Contents">
      <style:text-properties officeooo:paragraph-rsid="00626e9c"/>
    </style:style>
    <style:style style:name="P53" style:family="paragraph" style:parent-style-name="Table_20_Contents">
      <style:text-properties officeooo:rsid="00626e9c" officeooo:paragraph-rsid="00626e9c"/>
    </style:style>
    <style:style style:name="P54" style:family="paragraph" style:parent-style-name="Table_20_Contents">
      <style:text-properties officeooo:rsid="0066e2b1" officeooo:paragraph-rsid="0066e2b1"/>
    </style:style>
    <style:style style:name="P55" style:family="paragraph" style:parent-style-name="Table_20_Contents">
      <style:text-properties officeooo:paragraph-rsid="006760f3"/>
    </style:style>
    <style:style style:name="P56" style:family="paragraph" style:parent-style-name="Table_20_Contents">
      <style:text-properties officeooo:rsid="006760f3" officeooo:paragraph-rsid="006760f3"/>
    </style:style>
    <style:style style:name="P57" style:family="paragraph" style:parent-style-name="Table_20_Contents">
      <style:text-properties officeooo:paragraph-rsid="006a7be4"/>
    </style:style>
    <style:style style:name="P58" style:family="paragraph" style:parent-style-name="Table_20_Contents">
      <style:text-properties officeooo:rsid="006a7be4" officeooo:paragraph-rsid="006a7be4"/>
    </style:style>
    <style:style style:name="P59" style:family="paragraph" style:parent-style-name="Table_20_Contents">
      <style:text-properties officeooo:rsid="006bbc52" officeooo:paragraph-rsid="006bbc52"/>
    </style:style>
    <style:style style:name="P60" style:family="paragraph" style:parent-style-name="Table_20_Contents">
      <style:text-properties officeooo:paragraph-rsid="0070100a"/>
    </style:style>
    <style:style style:name="P61" style:family="paragraph" style:parent-style-name="Table_20_Contents">
      <style:text-properties officeooo:rsid="0070100a" officeooo:paragraph-rsid="0070100a"/>
    </style:style>
    <style:style style:name="P62" style:family="paragraph" style:parent-style-name="Table_20_Heading">
      <style:text-properties officeooo:paragraph-rsid="002fab3d"/>
    </style:style>
    <style:style style:name="P63" style:family="paragraph" style:parent-style-name="Heading_20_4">
      <style:text-properties officeooo:rsid="00497796"/>
    </style:style>
    <style:style style:name="P64" style:family="paragraph" style:parent-style-name="Text_20_body_20_left_20_justified">
      <style:text-properties officeooo:paragraph-rsid="00567f92"/>
    </style:style>
    <style:style style:name="P65" style:family="paragraph" style:parent-style-name="Contents_20_1">
      <style:paragraph-properties>
        <style:tab-stops>
          <style:tab-stop style:position="17cm" style:type="right" style:leader-style="dotted" style:leader-text="."/>
        </style:tab-stops>
      </style:paragraph-properties>
    </style:style>
    <style:style style:name="P66" style:family="paragraph" style:parent-style-name="Contents_20_2">
      <style:paragraph-properties>
        <style:tab-stops>
          <style:tab-stop style:position="16.501cm" style:type="right" style:leader-style="dotted" style:leader-text="."/>
        </style:tab-stops>
      </style:paragraph-properties>
    </style:style>
    <style:style style:name="P67" style:family="paragraph" style:parent-style-name="Standard" style:master-page-name="First_20_Page">
      <style:paragraph-properties fo:margin-top="0cm" fo:margin-bottom="0.199cm" loext:contextual-spacing="false" fo:text-align="center" style:justify-single-word="false" style:page-number="auto"/>
      <style:text-properties style:font-name="Albany" fo:font-size="18pt" fo:font-weight="bold"/>
    </style:style>
    <style:style style:name="P68" style:family="paragraph" style:parent-style-name="Text_20_body" style:list-style-name="L1"/>
    <style:style style:name="P69" style:family="paragraph" style:parent-style-name="Text_20_body" style:list-style-name="L2"/>
    <style:style style:name="P70" style:family="paragraph" style:parent-style-name="Text_20_body" style:list-style-name="L3"/>
    <style:style style:name="P71" style:family="paragraph" style:parent-style-name="Text_20_body" style:list-style-name="L4"/>
    <style:style style:name="P72" style:family="paragraph" style:parent-style-name="Text_20_body" style:list-style-name="L5"/>
    <style:style style:name="P73" style:family="paragraph" style:parent-style-name="Text_20_body" style:list-style-name="L6"/>
    <style:style style:name="P74" style:family="paragraph" style:parent-style-name="Text_20_body" style:list-style-name="L6">
      <style:text-properties officeooo:paragraph-rsid="001aa70e"/>
    </style:style>
    <style:style style:name="P75" style:family="paragraph" style:parent-style-name="Text_20_body" style:list-style-name="L7"/>
    <style:style style:name="P76" style:family="paragraph" style:parent-style-name="Text_20_body" style:list-style-name="L8"/>
    <style:style style:name="P77" style:family="paragraph" style:parent-style-name="Text_20_body" style:list-style-name="L9"/>
    <style:style style:name="P78" style:family="paragraph" style:parent-style-name="Text_20_body" style:list-style-name="L10"/>
    <style:style style:name="P79" style:family="paragraph" style:parent-style-name="Text_20_body" style:list-style-name="L11"/>
    <style:style style:name="P80" style:family="paragraph" style:parent-style-name="Text_20_body" style:list-style-name="L13"/>
    <style:style style:name="P81" style:family="paragraph" style:parent-style-name="Text_20_body" style:list-style-name="L13">
      <style:text-properties officeooo:rsid="0026b616" officeooo:paragraph-rsid="0026b616"/>
    </style:style>
    <style:style style:name="P82" style:family="paragraph" style:parent-style-name="Text_20_body" style:list-style-name="L14"/>
    <style:style style:name="P83" style:family="paragraph" style:parent-style-name="Text_20_body" style:list-style-name="L15">
      <style:text-properties officeooo:rsid="00715c75" officeooo:paragraph-rsid="00715c75"/>
    </style:style>
    <style:style style:name="P84" style:family="paragraph" style:parent-style-name="Text_20_body">
      <style:text-properties officeooo:rsid="00715c75" officeooo:paragraph-rsid="007613c3"/>
    </style:style>
    <style:style style:name="P85" style:family="paragraph" style:parent-style-name="Text_20_body">
      <style:text-properties officeooo:rsid="00715c75" officeooo:paragraph-rsid="00715c75"/>
    </style:style>
    <style:style style:name="P86" style:family="paragraph" style:parent-style-name="Text_20_body" style:list-style-name="L16"/>
    <style:style style:name="P87" style:family="paragraph" style:parent-style-name="Text_20_body">
      <style:text-properties officeooo:rsid="007613c3" officeooo:paragraph-rsid="007613c3"/>
    </style:style>
    <style:style style:name="P88" style:family="paragraph" style:parent-style-name="Text_20_body">
      <style:text-properties officeooo:rsid="0072abad" officeooo:paragraph-rsid="0072abad"/>
    </style:style>
    <style:style style:name="P89" style:family="paragraph" style:parent-style-name="Heading_20_2">
      <style:text-properties officeooo:rsid="002e5590" officeooo:paragraph-rsid="002e5590"/>
    </style:style>
    <style:style style:name="P90" style:family="paragraph" style:parent-style-name="Heading_20_2">
      <style:text-properties officeooo:paragraph-rsid="002fab3d"/>
    </style:style>
    <style:style style:name="P91" style:family="paragraph" style:parent-style-name="Heading_20_2">
      <style:text-properties officeooo:rsid="00715c75" officeooo:paragraph-rsid="00715c75"/>
    </style:style>
    <style:style style:name="P92" style:family="paragraph" style:parent-style-name="Heading_20_3">
      <style:text-properties officeooo:paragraph-rsid="0035eba3"/>
    </style:style>
    <style:style style:name="P93" style:family="paragraph" style:parent-style-name="Heading_20_3">
      <style:text-properties officeooo:rsid="007613c3" officeooo:paragraph-rsid="007613c3"/>
    </style:style>
    <style:style style:name="P94" style:family="paragraph" style:parent-style-name="Table_20_Contents" style:list-style-name="L12"/>
    <style:style style:name="P95" style:family="paragraph" style:parent-style-name="Preformatted_20_Text" style:list-style-name="L10"/>
    <style:style style:name="P96" style:family="paragraph" style:parent-style-name="Preformatted_20_Text">
      <style:text-properties officeooo:rsid="007613c3" officeooo:paragraph-rsid="007613c3"/>
    </style:style>
    <style:style style:name="P97" style:family="paragraph" style:parent-style-name="Preformatted_20_Text">
      <style:text-properties officeooo:rsid="00715c75" officeooo:paragraph-rsid="007613c3"/>
    </style:style>
    <style:style style:name="P98" style:family="paragraph" style:parent-style-name="Preformatted_20_Text">
      <style:text-properties officeooo:paragraph-rsid="007613c3"/>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293676" style:font-style-asian="italic" style:font-style-complex="italic"/>
    </style:style>
    <style:style style:name="T4" style:family="text">
      <style:text-properties fo:font-style="italic" officeooo:rsid="004fd984" style:font-style-asian="italic" style:font-style-complex="italic"/>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bold" officeooo:rsid="001aa70e" style:font-weight-asian="bold" style:font-weight-complex="bold"/>
    </style:style>
    <style:style style:name="T8" style:family="text">
      <style:text-properties fo:font-weight="bold" officeooo:rsid="003ba6ea"/>
    </style:style>
    <style:style style:name="T9" style:family="text">
      <style:text-properties fo:font-style="normal" style:font-style-asian="normal" style:font-style-complex="normal"/>
    </style:style>
    <style:style style:name="T10" style:family="text">
      <style:text-properties fo:font-style="normal" officeooo:rsid="004fd984" style:font-style-asian="normal" style:font-style-complex="normal"/>
    </style:style>
    <style:style style:name="T11" style:family="text">
      <style:text-properties fo:font-size="10pt" style:font-size-asian="10pt" style:font-size-complex="10pt"/>
    </style:style>
    <style:style style:name="T12" style:family="text">
      <style:text-properties fo:language="fr" fo:country="FR"/>
    </style:style>
    <style:style style:name="T13" style:family="text">
      <style:text-properties officeooo:rsid="001aa70e"/>
    </style:style>
    <style:style style:name="T14" style:family="text">
      <style:text-properties officeooo:rsid="0019dbe1"/>
    </style:style>
    <style:style style:name="T15" style:family="text">
      <style:text-properties officeooo:rsid="001d17d4"/>
    </style:style>
    <style:style style:name="T16" style:family="text">
      <style:text-properties officeooo:rsid="001f25e1"/>
    </style:style>
    <style:style style:name="T17" style:family="text">
      <style:text-properties officeooo:rsid="001fd834"/>
    </style:style>
    <style:style style:name="T18" style:family="text">
      <style:text-properties officeooo:rsid="001fe828"/>
    </style:style>
    <style:style style:name="T19" style:family="text">
      <style:text-properties officeooo:rsid="00210671"/>
    </style:style>
    <style:style style:name="T20" style:family="text">
      <style:text-properties officeooo:rsid="002396cd"/>
    </style:style>
    <style:style style:name="T21" style:family="text">
      <style:text-properties officeooo:rsid="0025f38f"/>
    </style:style>
    <style:style style:name="T22" style:family="text">
      <style:text-properties officeooo:rsid="00293676"/>
    </style:style>
    <style:style style:name="T23" style:family="text">
      <style:text-properties officeooo:rsid="002b6ba5"/>
    </style:style>
    <style:style style:name="T24" style:family="text">
      <style:text-properties officeooo:rsid="002b8296"/>
    </style:style>
    <style:style style:name="T25" style:family="text">
      <style:text-properties officeooo:rsid="00318180"/>
    </style:style>
    <style:style style:name="T26" style:family="text">
      <style:text-properties officeooo:rsid="002fab3d"/>
    </style:style>
    <style:style style:name="T27" style:family="text">
      <style:text-properties officeooo:rsid="0034514d"/>
    </style:style>
    <style:style style:name="T28" style:family="text">
      <style:text-properties officeooo:rsid="0035b0cc"/>
    </style:style>
    <style:style style:name="T29" style:family="text">
      <style:text-properties officeooo:rsid="0035eba3"/>
    </style:style>
    <style:style style:name="T30" style:family="text">
      <style:text-properties officeooo:rsid="0038144c"/>
    </style:style>
    <style:style style:name="T31" style:family="text">
      <style:text-properties officeooo:rsid="0039e2ed"/>
    </style:style>
    <style:style style:name="T32" style:family="text">
      <style:text-properties officeooo:rsid="003a9d11"/>
    </style:style>
    <style:style style:name="T33" style:family="text">
      <style:text-properties officeooo:rsid="003f3744"/>
    </style:style>
    <style:style style:name="T34" style:family="text">
      <style:text-properties officeooo:rsid="004119ff"/>
    </style:style>
    <style:style style:name="T35" style:family="text">
      <style:text-properties officeooo:rsid="004368ac"/>
    </style:style>
    <style:style style:name="T36" style:family="text">
      <style:text-properties officeooo:rsid="004438e7"/>
    </style:style>
    <style:style style:name="T37" style:family="text">
      <style:text-properties officeooo:rsid="0044769c"/>
    </style:style>
    <style:style style:name="T38" style:family="text">
      <style:text-properties officeooo:rsid="0045f999"/>
    </style:style>
    <style:style style:name="T39" style:family="text">
      <style:text-properties officeooo:rsid="0047c9e0"/>
    </style:style>
    <style:style style:name="T40" style:family="text">
      <style:text-properties officeooo:rsid="004938d6"/>
    </style:style>
    <style:style style:name="T41" style:family="text">
      <style:text-properties officeooo:rsid="004fd984"/>
    </style:style>
    <style:style style:name="T42" style:family="text">
      <style:text-properties officeooo:rsid="005317dc"/>
    </style:style>
    <style:style style:name="T43" style:family="text">
      <style:text-properties officeooo:rsid="0054ddad"/>
    </style:style>
    <style:style style:name="T44" style:family="text">
      <style:text-properties officeooo:rsid="00556f70"/>
    </style:style>
    <style:style style:name="T45" style:family="text">
      <style:text-properties officeooo:rsid="00567f92"/>
    </style:style>
    <style:style style:name="T46" style:family="text">
      <style:text-properties officeooo:rsid="00582dcb"/>
    </style:style>
    <style:style style:name="T47" style:family="text">
      <style:text-properties officeooo:rsid="0059c150"/>
    </style:style>
    <style:style style:name="T48" style:family="text">
      <style:text-properties officeooo:rsid="005bd697"/>
    </style:style>
    <style:style style:name="T49" style:family="text">
      <style:text-properties officeooo:rsid="005cef45"/>
    </style:style>
    <style:style style:name="T50" style:family="text">
      <style:text-properties officeooo:rsid="005ffc7d"/>
    </style:style>
    <style:style style:name="T51" style:family="text">
      <style:text-properties officeooo:rsid="00626e9c"/>
    </style:style>
    <style:style style:name="T52" style:family="text">
      <style:text-properties officeooo:rsid="00650b4e"/>
    </style:style>
    <style:style style:name="T53" style:family="text">
      <style:text-properties officeooo:rsid="006621bf"/>
    </style:style>
    <style:style style:name="T54" style:family="text">
      <style:text-properties officeooo:rsid="00675c9b"/>
    </style:style>
    <style:style style:name="T55" style:family="text">
      <style:text-properties officeooo:rsid="006760f3"/>
    </style:style>
    <style:style style:name="T56" style:family="text">
      <style:text-properties officeooo:rsid="006a7be4"/>
    </style:style>
    <style:style style:name="T57" style:family="text">
      <style:text-properties officeooo:rsid="006d7b02"/>
    </style:style>
    <style:style style:name="T58" style:family="text">
      <style:text-properties officeooo:rsid="0070100a"/>
    </style:style>
    <style:style style:name="T59" style:family="text">
      <style:text-properties officeooo:rsid="0072abad"/>
    </style:style>
    <style:style style:name="T60" style:family="text">
      <style:text-properties officeooo:rsid="00747817"/>
    </style:style>
    <style:style style:name="T61" style:family="text">
      <style:text-properties officeooo:rsid="007613c3"/>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User's manual for</text:p>
      <text:p text:style-name="P24"><draw:frame draw:style-name="fr1" draw:name="Graphic1" text:anchor-type="as-char" svg:width="10.978cm" svg:height="2.064cm" draw:z-index="0"><draw:image xlink:href="../w2llogo.png" xlink:type="simple" xlink:show="embed" xlink:actuate="onLoad"/></draw:frame></text:p>
      <text:p text:style-name="P25">Converter library and LibreOffice extension supporting LaTeX, BibTeX and HTML5</text:p>
      <text:p text:style-name="P23">version 1.<text:span text:style-name="T33">9.2 alpha</text:span> test release</text:p>
      <text:p text:style-name="P22">© 2002–201<text:span text:style-name="T32">8</text:span>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65">1 <text:a xlink:type="simple" xlink:href="#__RefHeading__4539_1948605489" text:style-name="Internet_20_link" text:visited-style-name="Internet_20_link">Introduction</text:a><text:tab/>3</text:p>
          <text:p text:style-name="P66">1.1 <text:a xlink:type="simple" xlink:href="#__RefHeading__4541_1948605489" text:style-name="Internet_20_link" text:visited-style-name="Internet_20_link">What is Writer2LaTeX?</text:a><text:tab/>3</text:p>
          <text:p text:style-name="P66">1.2 <text:a xlink:type="simple" xlink:href="#__RefHeading__4543_1948605489" text:style-name="Internet_20_link" text:visited-style-name="Internet_20_link">More about LaTeX and BibTeX support</text:a><text:tab/>3</text:p>
          <text:p text:style-name="P66">1.3 <text:a xlink:type="simple" xlink:href="#__RefHeading__4545_1948605489" text:style-name="Internet_20_link" text:visited-style-name="Internet_20_link">More about HTML5 support</text:a><text:tab/>4</text:p>
          <text:p text:style-name="P65">2 <text:a xlink:type="simple" xlink:href="#__RefHeading__4547_1948605489" text:style-name="Internet_20_link" text:visited-style-name="Internet_20_link">Using the extensions</text:a><text:tab/>5</text:p>
          <text:p text:style-name="P66">2.1 <text:a xlink:type="simple" xlink:href="#__RefHeading__4549_1948605489" text:style-name="Internet_20_link" text:visited-style-name="Internet_20_link">Installing of the extensions</text:a><text:tab/>5</text:p>
          <text:p text:style-name="P66">2.2 <text:a xlink:type="simple" xlink:href="#__RefHeading__4551_1948605489" text:style-name="Internet_20_link" text:visited-style-name="Internet_20_link">Using the extensions</text:a><text:tab/>5</text:p>
          <text:p text:style-name="P66">2.3 <text:a xlink:type="simple" xlink:href="#__RefHeading__4787_2050738568" text:style-name="Internet_20_link" text:visited-style-name="Internet_20_link">Exporting from the command line</text:a><text:tab/>5</text:p>
          <text:p text:style-name="P66">2.4 <text:a xlink:type="simple" xlink:href="#__RefHeading__4559_1948605489" text:style-name="Internet_20_link" text:visited-style-name="Internet_20_link">Custom configuration</text:a><text:tab/>6</text:p>
          <text:p text:style-name="P66">2.5 <text:a xlink:type="simple" xlink:href="#__RefHeading__4561_1948605489" text:style-name="Internet_20_link" text:visited-style-name="Internet_20_link">Configuration packages</text:a><text:tab/>6</text:p>
          <text:p text:style-name="P65">3 <text:a xlink:type="simple" xlink:href="#__RefHeading__4563_1948605489" text:style-name="Internet_20_link" text:visited-style-name="Internet_20_link">Using the command line utility</text:a><text:tab/>11</text:p>
          <text:p text:style-name="P66">3.1 <text:a xlink:type="simple" xlink:href="#__RefHeading__4565_1948605489" text:style-name="Internet_20_link" text:visited-style-name="Internet_20_link">How to install Writer2LaTeX for command line usage</text:a><text:tab/>11</text:p>
          <text:p text:style-name="P66">3.2 <text:a xlink:type="simple" xlink:href="#__RefHeading__4567_1948605489" text:style-name="Internet_20_link" text:visited-style-name="Internet_20_link">Using the command line utility</text:a><text:tab/>12</text:p>
          <text:p text:style-name="P65">4 <text:a xlink:type="simple" xlink:href="#__RefHeading__4569_1948605489" text:style-name="Internet_20_link" text:visited-style-name="Internet_20_link">Configuration</text:a><text:tab/>14</text:p>
          <text:p text:style-name="P66">4.1 <text:a xlink:type="simple" xlink:href="#__RefHeading__4571_1948605489" text:style-name="Internet_20_link" text:visited-style-name="Internet_20_link">LaTeX configuration</text:a><text:tab/>14</text:p>
          <text:p text:style-name="P66">4.2 <text:a xlink:type="simple" xlink:href="#__RefHeading__4573_1948605489" text:style-name="Internet_20_link" text:visited-style-name="Internet_20_link">HTML5 configuration</text:a><text:tab/>27</text:p>
          <text:p text:style-name="P66">4.3 <text:a xlink:type="simple" xlink:href="#__RefHeading__4575_1948605489" text:style-name="Internet_20_link" text:visited-style-name="Internet_20_link">Using LibreOffice to create HTML5 documents</text:a><text:tab/>37</text:p>
          <text:p text:style-name="P65">5 <text:a xlink:type="simple" xlink:href="#__RefHeading__4585_1948605489" text:style-name="Internet_20_link" text:visited-style-name="Internet_20_link">Using Writer2LaTeX from another application</text:a><text:tab/>40</text:p>
          <text:p text:style-name="P66">5.1 <text:a xlink:type="simple" xlink:href="#__RefHeading__4587_1948605489" text:style-name="Internet_20_link" text:visited-style-name="Internet_20_link">Using Writer2LaTeX from a Java application</text:a><text:tab/>40</text:p>
          <text:p text:style-name="P66">5.2 <text:a xlink:type="simple" xlink:href="#__RefHeading__4589_1948605489" text:style-name="Internet_20_link" text:visited-style-name="Internet_20_link">Using Writer2LaTeX from a Basic macro</text:a><text:tab/>41</text:p>
          <text:p text:style-name="P66">5.3 <text:a xlink:type="simple" xlink:href="#__RefHeading__4593_1948605489" text:style-name="Internet_20_link" text:visited-style-name="Internet_20_link">Converting from StarMath with a Basic macro</text:a><text:tab/>42</text:p>
          <text:p text:style-name="P65">6 <text:a xlink:type="simple" xlink:href="#__RefHeading__4595_1948605489" text:style-name="Internet_20_link" text:visited-style-name="Internet_20_link">Troubleshooting</text:a><text:tab/>44</text:p>
        </text:index-body>
      </text:table-of-content>
      <text:h text:style-name="Heading_20_1" text:outline-level="1"><text:bookmark-start text:name="__RefHeading__4539_1948605489"/>Introduction<text:bookmark-end text:name="__RefHeading__4539_1948605489"/></text:h>
      <text:h text:style-name="Heading_20_2" text:outline-level="2"><text:bookmark-start text:name="__RefHeading__4541_1948605489"/>What is Writer2LaTeX?<text:bookmark-end text:name="__RefHeading__4541_1948605489"/></text:h>
      <text:p text:style-name="Text_20_body">Writer2LaTeX is a utility to convert <text:span text:style-name="T2">OpenDocument</text:span> text documents – in particular documents containing formulas – into other formats. <text:span text:style-name="T41">Three formats are supported:</text:span></text:p>
      <text:list xml:id="list6739801389606251919" text:style-name="L1">
        <text:list-item>
          <text:p text:style-name="P68"><text:span text:style-name="T41">You can convert </text:span>OpenDocument text documents to LaTeX 2e.</text:p>
        </text:list-item>
        <text:list-item>
          <text:p text:style-name="P68"><text:span text:style-name="T41">You can extract</text:span> bibliographic data from an OpenDocument text document and convert it to BibTeX format.</text:p>
        </text:list-item>
        <text:list-item>
          <text:p text:style-name="P68"><text:span text:style-name="T41">You can convert</text:span> OpenDocument text documents to HTML5 using CSS to convert style information.</text:p>
        </text:list-item>
      </text:list>
      <text:p text:style-name="Text_20_body">Although Writer2LaTeX is a general OpenDocument converter, it is primarily designed for use with LibreOffice<text:note text:id="ftn1" text:note-class="footnote"><text:note-citation>1</text:note-citation><text:note-body><text:p text:style-name="P28">It <text:span text:style-name="T35">will probably</text:span> work with Apache OpenOffice <text:span text:style-name="T35">as well.</text:span></text:p></text:note-body></text:note>. You can use Writer2LaTeX</text:p>
      <text:list xml:id="list82919348855269150" text:style-name="L2">
        <text:list-item>
          <text:p text:style-name="P69">...as an <text:span text:style-name="T2">ex</text:span><text:span text:style-name="T3">tension</text:span> for <text:span text:style-name="T13">LibreOffice providing support for LaTeX, BibTeX and HTML5</text:span></text:p>
        </text:list-item>
        <text:list-item>
          <text:p text:style-name="P69">...as a <text:span text:style-name="T2">command line utility</text:span>, independent of <text:span text:style-name="T13">LibreOffice</text:span>.</text:p>
        </text:list-item>
        <text:list-item>
          <text:p text:style-name="P69">...as a <text:span text:style-name="T2">Java library</text:span> providing conversions from OpenDocument for other Java programs.</text:p>
        </text:list-item>
      </text:list>
      <text:p text:style-name="Text_20_body">Writer2LaTeX is a Java application, and thus should work on any platform that supports Java. You need a Java Runtime environment, <text:span text:style-name="T5">version </text:span><text:span text:style-name="T8">8</text:span> or later. Writer2LaTeX is developed and tested using OpenJDK (<text:a xlink:type="simple" xlink:href="http://openjdk.java.net/" text:style-name="Internet_20_link" text:visited-style-name="Visited_20_Internet_20_Link">http://openjdk.java.net/</text:a>)</text:p>
      <text:p text:style-name="Text_20_body">This user's manual will explain how to install and use Writer2LaTeX.</text:p>
      <text:p text:style-name="Text_20_body"><text:span text:style-name="T1">Note</text:span>: In this manual LO is used as an abbreviation of LibreOffice.<text:span text:style-name="T22">.</text:span></text:p>
      <text:h text:style-name="Heading_20_2" text:outline-level="2"><text:bookmark-start text:name="__RefHeading__4543_1948605489"/>More about <text:span text:style-name="T41">LaTeX and BibTeX support</text:span><text:bookmark-end text:name="__RefHeading__4543_1948605489"/></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more than 25 different languages, latin, greek and cyrillic scripts and 8 input-encodings.</text:p>
      <text:p text:style-name="Text_20_body">The flexibility makes it possible to use Writer2LaTeX from several philosophies:</text:p>
      <text:list xml:id="list5006617560013962221" text:style-name="L3">
        <text:list-item>
          <text:p text:style-name="P70">You can use LaTeX as a typesetting engine for your LO documents: Writer2LaTeX can be configured to create a LaTeX document with as much formatting as possible preserved. Note that the resulting LaTeX source will be readable, but not very clean.</text:p>
          <text:p text:style-name="P70">Be aware that even though Writer2LaTeX tries hard to cope with any docu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70"><text:soft-page-break/>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70">Traditionally, LaTeX documents are written by hand using a text editor. Using a graphical frontend like LyX provides a more user friendly alternative. <text:span text:style-name="T22">The Writer2LaTeX extension features a toolbar, which provides the basic functionality for using </text:span>LO as a graphical frontend for LaTeX.</text:p>
        </text:list-item>
      </text:list>
      <text:h text:style-name="Heading_20_2" text:outline-level="2"><text:bookmark-start text:name="__RefHeading__4545_1948605489"/>More about <text:span text:style-name="T41">HTML5 support</text:span><text:bookmark-end text:name="__RefHeading__4545_1948605489"/></text:h>
      <text:p text:style-name="Text_20_body">The primary goal for Writer2<text:span text:style-name="T41">LaTeX</text:span> is to provide <text:span text:style-name="T2">standards compliant</text:span> <text:span text:style-name="T37">HTML5</text:span> documents which can be customized to your specific needs.</text:p>
      <text:list xml:id="list4578415151434610183" text:style-name="L4">
        <text:list-item>
          <text:p text:style-name="P71">Standards compliance is necessary to ensure consistent results when the document is viewed in different browsers. It is also vital to ensure that the created document can be processed further by other tools. <text:span text:style-name="T41">To facilitate this, Writer2LaTeX creates </text:span><text:span text:style-name="T4">polyglot HTML5</text:span><text:span text:style-name="T10">.</text:span></text:p>
        </text:list-item>
        <text:list-item>
          <text:p text:style-name="P71">Customization means that you can control important aspects about the conversion. In particular you can control the style of the document:</text:p>
          <text:list>
            <text:list-item>
              <text:p text:style-name="P71">You can let Writer<text:span text:style-name="T41">2LaTeX</text:span> convert the style information in the source document and thus get an <text:span text:style-name="T37">HTML5</text:span> document that has the same general appearance as the original, but is adapted to an online environment.</text:p>
            </text:list-item>
            <text:list-item>
              <text:p text:style-name="P71">You can create a document that adapts the style of the document to your own CSS style sheet.</text:p>
            </text:list-item>
          </text:list>
        </text:list-item>
      </text:list>
      <text:h text:style-name="Heading_20_1" text:outline-level="1"><text:bookmark-start text:name="__RefHeading__4547_1948605489"/>Using the <text:span text:style-name="T22">extensions</text:span><text:bookmark-end text:name="__RefHeading__4547_1948605489"/></text:h>
      <text:h text:style-name="Heading_20_2" text:outline-level="2"><text:bookmark-start text:name="__RefHeading__4549_1948605489"/>Installing of the <text:span text:style-name="T22">extensions</text:span><text:bookmark-end text:name="__RefHeading__4549_1948605489"/></text:h>
      <text:p text:style-name="Text_20_body">Writer2LaTeX can work as an e<text:span text:style-name="T22">xtension</text:span> for <text:span text:style-name="T13">LibreOffice Writer.</text:span></text:p>
      <text:p text:style-name="Text_20_body">Two LO extensions are provided:</text:p>
      <text:list xml:id="list4831889922005789682" text:style-name="L5">
        <text:list-item>
          <text:p text:style-name="P72"><text:span text:style-name="T6">writer2latex.oxt</text:span> installs <text:span text:style-name="T22">support for</text:span> LaTeX and BibTeX export in Writer</text:p>
        </text:list-item>
        <text:list-item>
          <text:p text:style-name="P72"><text:span text:style-name="T6">writer2xhtml.oxt</text:span> installs <text:span text:style-name="T22">support for</text:span> HTML<text:span text:style-name="T37">5 </text:span>export in Writer</text:p>
        </text:list-item>
      </text:list>
      <text:p text:style-name="Text_20_body">The two extensions are independent, you can install one or both depending on your needs.</text:p>
      <text:p text:style-name="Text_20_body"><text:span text:style-name="T2">Note</text:span>: Before you install th<text:span text:style-name="T22">e</text:span> extensions, you need to set up LO to use Java. You can configure this in LO under <text:span text:style-name="T6">Tools – Options</text:span>. Of course this requires that you have installed a Java runtime environment on your system.</text:p>
      <text:p text:style-name="Text_20_body">The extensions are installed and uninstalled using the Extension Manager in LO. If you need instructions about using the Extension Manager, see</text:p>
      <text:p text:style-name="P2"><text:a xlink:type="simple" xlink:href="https://help.libreoffice.org/Common/Extension_Manager" text:style-name="Internet_20_link" text:visited-style-name="Visited_20_Internet_20_Link">https://help.libreoffice.org/Common/Extension_Manager</text:a></text:p>
      <text:p text:style-name="Text_20_body">In case of installation troubles, please see the FAQ on Writer2LaTeXs web page:</text:p>
      <text:p text:style-name="Text_20_body"><text:a xlink:type="simple" xlink:href="http://writer2latex.sourceforge.net/" text:style-name="Internet_20_link" text:visited-style-name="Visited_20_Internet_20_Link">http://writer2latex.sourceforge.net</text:a>.</text:p>
      <text:h text:style-name="Heading_20_2" text:outline-level="2"><text:bookmark-start text:name="__RefHeading__4551_1948605489"/>Using the <text:span text:style-name="T22">extensions</text:span><text:bookmark-end text:name="__RefHeading__4551_1948605489"/></text:h>
      <text:p text:style-name="P6">The usage of the extensions is described in the help files: Help – LO Help – Writer2LaTeX/Writer2xhtml.</text:p>
      <text:h text:style-name="P89" text:outline-level="2"><text:bookmark-start text:name="__RefHeading__4787_2050738568"/>Exporting from the command line<text:bookmark-end text:name="__RefHeading__4787_2050738568"/></text:h>
      <text:p text:style-name="P7">You can also use the extensions to export to <text:span text:style-name="T25">LaTeX, </text:span>HTML<text:span text:style-name="T37">5</text:span> from the command line. For example to export to HTML5, use the command line</text:p>
      <text:p text:style-name="P33">soffice --headless --convert-to html:org.openoffice.da.writer2xhtml5 document.odt</text:p>
      <text:p text:style-name="P10">Note that this does not work if LO is already running.</text:p>
      <text:p text:style-name="P8">The paramter is the file extension followed by a colon, followed by a filter name. <text:span text:style-name="T26">The possible </text:span>filter names<text:span text:style-name="T26"> are detailed in the table below.</text:span></text:p>
      <text:p text:style-name="P9">If you are using LO version 4.3.2 or later, you can also pass options to the filter. For example to export to LaTeX with pdfTeX as the backend using latin1 as the input encoding, use the command line</text:p>
      <text:p text:style-name="P34">soffice --headless --convert-to <text:span text:style-name="T27">tex</text:span>:org.openoffice.da.writer2<text:span text:style-name="T27">latex:backend=pdftex,inputencoding=latin1</text:span> document.odt</text:p>
      <text:p text:style-name="P9"><text:soft-page-break/>The options must be supplied after an additional colon as a comma separated list. Each item should have the form <text:span text:style-name="Source_20_Text">name=value</text:span>. See section <text:bookmark-ref text:reference-format="chapter" text:ref-name="__RefHeading__4569_1948605489">4</text:bookmark-ref> for information about the available options.</text:p>
      <table:table table:name="Tabel2" table:style-name="Tabel2">
        <table:table-column table:style-name="Tabel2.A"/>
        <table:table-column table:style-name="Tabel2.B"/>
        <table:table-row>
          <table:table-cell table:style-name="Tabel2.A1" office:value-type="string">
            <text:p text:style-name="P62">Format</text:p>
          </table:table-cell>
          <table:table-cell table:style-name="Tabel2.B1" office:value-type="string">
            <text:p text:style-name="P62">FilterName</text:p>
          </table:table-cell>
        </table:table-row>
        <table:table-row>
          <table:table-cell table:style-name="Tabel2.A2" office:value-type="string">
            <text:p text:style-name="P41">LaTeX</text:p>
          </table:table-cell>
          <table:table-cell table:style-name="Tabel2.B2" office:value-type="string">
            <text:p text:style-name="P41"><text:span text:style-name="Source_20_Text">org.openoffice.da.writer2latex</text:span></text:p>
          </table:table-cell>
        </table:table-row>
        <table:table-row>
          <table:table-cell table:style-name="Tabel2.A2" office:value-type="string">
            <text:p text:style-name="P41">BibTeX</text:p>
          </table:table-cell>
          <table:table-cell table:style-name="Tabel2.B2" office:value-type="string">
            <text:p text:style-name="P41"><text:span text:style-name="Source_20_Text">org.openoffice.da.writer2bibtex</text:span></text:p>
          </table:table-cell>
        </table:table-row>
        <table:table-row>
          <table:table-cell table:style-name="Tabel2.A2" office:value-type="string">
            <text:p text:style-name="P41">HTML5</text:p>
          </table:table-cell>
          <table:table-cell table:style-name="Tabel2.B2" office:value-type="string">
            <text:p text:style-name="P41"><text:span text:style-name="Source_20_Text">org.openoffice.da.writer2xhtml5</text:span></text:p>
          </table:table-cell>
        </table:table-row>
      </table:table>
      <text:h text:style-name="P90" text:outline-level="2"><text:bookmark-start text:name="__RefHeading__4559_1948605489"/><text:reference-mark text:name="custom-config"/>Custom configuration<text:bookmark-end text:name="__RefHeading__4559_1948605489"/></text:h>
      <text:p text:style-name="Text_20_body">Each of the exports provides the possibility to use a custom format/style. To edit this, choose <text:span text:style-name="T6">Tools – Options – Writer2LaTeX</text:span> resp. <text:span text:style-name="T6">Writer2xhtml.</text:span> </text:p>
      <text:p text:style-name="Text_20_body">All three exporters uses a configuration file in the user installation folder for LO.</text:p>
      <text:list xml:id="list6252048643025748137" text:style-name="L6">
        <text:list-item>
          <text:p text:style-name="P73">On unix-like systems this folder will usually be something like</text:p>
          <text:p text:style-name="P74"><text:span text:style-name="Source_20_Text">home directory/.</text:span><text:span text:style-name="Source_20_Text"><text:span text:style-name="T14">config/libreoffce/4</text:span></text:span><text:span text:style-name="Source_20_Text">/user</text:span></text:p>
        </text:list-item>
        <text:list-item>
          <text:p text:style-name="P73">On Windows it will usually be something like</text:p>
          <text:p text:style-name="P73"><text:span text:style-name="Source_20_Text">C:\Documents and Settings\username\OpenOffice.org2\user</text:span></text:p>
          <text:p text:style-name="P73">or</text:p>
          <text:p text:style-name="P73"><text:span text:style-name="Source_20_Text">C:\Documents and Settings\username</text:span><text:span text:style-name="Source_20_Text"><text:span text:style-name="T13">\<text:line-break/>Application Data\LibreOffice</text:span></text:span><text:span text:style-name="Source_20_Text">\</text:span><text:span text:style-name="Source_20_Text"><text:span text:style-name="T13">4</text:span></text:span><text:span text:style-name="Source_20_Text">\user</text:span></text:p>
          <text:p text:style-name="P73">(Note that this directory may be hidden.)</text:p>
        </text:list-item>
      </text:list>
      <text:p text:style-name="Text_20_body"><text:span text:style-name="T41">The LaTeX export </text:span>uses a file named <text:span text:style-name="Source_20_Text">writer2latex.xml</text:span>, and <text:span text:style-name="T41">the HTML5 export</text:span> <text:span text:style-name="T35">uses</text:span>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bookmark-start text:name="__RefHeading__4561_1948605489"/><text:reference-mark text:name="config-packages"/>Configuration packages<text:bookmark-end text:name="__RefHeading__4561_1948605489"/></text:h>
      <text:p text:style-name="Text_20_body">Advanced users may add further formats/styles to the lists in the export dialog. This is done using <text:span text:style-name="T2">configuration packages</text:span>, which are custom extensions to LO containing further configurations for Writer2LaTeX.</text:p>
      <text:p text:style-name="Text_20_body">A configuration package can contain:</text:p>
      <text:list xml:id="list4846388204683217328" text:style-name="L7">
        <text:list-item>
          <text:p text:style-name="P75">A configuration file for Writer2LaTeX, see section <text:reference-ref text:reference-format="chapter" text:ref-name="latex-config">4</text:reference-ref>.</text:p>
        </text:list-item>
        <text:list-item>
          <text:p text:style-name="P75">An HTML<text:span text:style-name="T37">5</text:span> template.</text:p>
        </text:list-item>
        <text:list-item>
          <text:p text:style-name="P75">An LO template.</text:p>
        </text:list-item>
        <text:list-item>
          <text:p text:style-name="P75">An LO registry file to glue the parts together.</text:p>
        </text:list-item>
      </text:list>
      <text:p text:style-name="Text_20_body">The Writer2LaTeX distribution contains a sample configuration package <text:span text:style-name="T6">xhtml-config-sam</text:span><text:soft-page-break/><text:span text:style-name="T6">ple.oxt</text:span> that demonstrates this.</text:p>
      <text:p text:style-name="Text_20_body">As a demonstration of the principles of configuration packages, you can install this into LO using the Extension Manager:</text:p>
      <text:list xml:id="list6290284817425866500" text:style-name="L8">
        <text:list-item>
          <text:p text:style-name="P76">If you export to HTML<text:span text:style-name="T37">5</text:span>, the dialog will show an additional entry <text:span text:style-name="T6">Sample custom style</text:span> in the Style list.</text:p>
        </text:list-item>
        <text:list-item>
          <text:p text:style-name="P76">If you open <text:span text:style-name="T6">Templates and Documents</text:span> in LO you will find a new folder <text:span text:style-name="T6">xhtml-sample-config</text:span>. This folder contains a Writer template. If you create a document based on this template, <text:span text:style-name="T6">Sample custom style</text:span> will be preselected when you export to HTML<text:span text:style-name="T37">5</text:span>.</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L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L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 configuration in this folder. <text:span text:style-name="T41">Y</text:span>ou should also put your HTML<text:span text:style-name="T37">5</text:span> template here.</text:p>
      <text:h text:style-name="Heading_20_3" text:outline-level="3">The file Options.xcu</text:h>
      <text:p text:style-name="Text_20_body">This is the central configuration file that glues together the content of the configuration pack<text:soft-page-brea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span text:style-name="T36">5</text:span>"</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LaTeXOptions <text:span text:style-name="T35">here</text:span>:</text:p>
      <text:p text:style-name="Preformatted_20_Text"><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HTML<text:span text:style-name="T37">5</text:span> only) points to the HTML<text:span text:style-name="T37">5</text:span>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oft-page-break/><text:s text:c="8"/>&lt;/node&gt;</text:p>
      <text:p text:style-name="Text_20_body">The next section defines the L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L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ext:p text:style-name="P63">LaTeX export</text:p>
      <text:p text:style-name="Text_20_body_20_left_20_justified"><text:span text:style-name="Source_20_Text">backend, inputencoding, </text:span><text:span text:style-name="Source_20_Text"><text:span text:style-name="T44">script, </text:span></text:span><text:span text:style-name="Source_20_Text">multilingual, </text:span><text:span text:style-name="Source_20_Text"><text:span text:style-name="T23">font,</text:span></text:span><text:span text:style-name="Source_20_Text"> </text:span><text:span text:style-name="Source_20_Text"><text:span text:style-name="T48">fontspec, </text:span></text:span><text:span text:style-name="Source_20_Text">greek_math, additional_symbols</text:span><text:span text:style-name="Source_20_Text"><text:note text:id="ftn2" text:note-class="footnote"><text:note-citation>2</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span text:style-name="Source_20_Text">, use_bibtex, bibtex_style, wrap_lines_after, split_linked_sections, split_toplevel_sections, save_images_in_subdir, notes, metadata, </text:span><text:span text:style-name="Source_20_Text"><text:span text:style-name="T16">display_hidden_text,</text:span></text:span><text:span text:style-name="Source_20_Text"> original_image_size, simple_table_limit, float_tables, float_figures, float_options, </text:span><text:span text:style-name="Source_20_Text"><text:span text:style-name="T46">convert_index_names,</text:span></text:span><text:span text:style-name="Source_20_Text"> ignore_hard_page_breaks, ignore_hard_line_breaks, ignore_empty_paragraphs, ignore_double_spaces</text:span></text:p>
      <text:p text:style-name="P63">HTML5 export</text:p>
      <text:p text:style-name="P64"><text:span text:style-name="Source_20_Text"><text:span text:style-name="T42">units, </text:span></text:span><text:span text:style-name="Source_20_Text">scaling, notes, use_dublin_core, ignore_hard_line_breaks, ignore_empty_paragraphs, ignore_double_spaces, split_level, repeat_levels, save_images_in_subdir, </text:span><text:span text:style-name="Source_20_Text"><text:span text:style-name="T45">image_size, embed_svg, embed_img, table_size, </text:span></text:span><text:soft-page-break/><text:span text:style-name="Source_20_Text"><text:span text:style-name="T45">column_scaling, multilingual</text:span></text:span></text:p>
      <text:h text:style-name="Heading_20_1" text:outline-level="1"><text:bookmark-start text:name="__RefHeading__4563_1948605489"/>Using the command line utility<text:bookmark-end text:name="__RefHeading__4563_1948605489"/></text:h>
      <text:h text:style-name="Heading_20_2" text:outline-level="2"><text:bookmark-start text:name="__RefHeading__4565_1948605489"/>How to install Writer2LaTeX for command line usage<text:bookmark-end text:name="__RefHeading__4565_1948605489"/></text:h>
      <text:p text:style-name="Text_20_body">Writer2LaTeX can work as a standalone command line utility (an installation of L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7154909578151983187" text:style-name="L9">
        <text:list-item>
          <text:p text:style-name="P77">Unzip <text:span text:style-name="Source_20_Text">writer2latex</text:span><text:span text:style-name="Source_20_Text"><text:span text:style-name="T33">192alpha</text:span></text:span><text:span text:style-name="Source_20_Text">.zip</text:span> into some directory. This will create a subdirectory <text:span text:style-name="Source_20_Text">writer2latex</text:span><text:span text:style-name="Source_20_Text"><text:span text:style-name="T34">19</text:span></text:span>.</text:p>
        </text:list-item>
        <text:list-item>
          <text:p text:style-name="P77">Add this directory to your PATH environment variable (optional but re­com­men­ded).</text:p>
        </text:list-item>
      </text:list>
      <text:p text:style-name="Text_20_body">In some cases you may have to edit <text:span text:style-name="Source_20_Text">w2l.bat</text:span> slightly: The batch file assumes that the java executable is in your path. To verify this, open a command prompt and type <text:span text:style-name="Source_20_Text">java -version</text:span>. <text:s/>If this test fails (or if you have several Java versions installed and want to use a specific version): Open the file <text:span text:style-name="Source_20_Text">w2l.bat</text:span> with a text editor and edit the approriate line to contain the full path to the Java executable, eg.</text:p>
      <text:p text:style-name="Preformatted_20_Text">set JAVAEXE="C:\j2sdk1.<text:span text:style-name="T19">7</text:span>.0_<text:span text:style-name="T19">67</text:span>\bin\java”</text:p>
      <text:h text:style-name="Heading_20_3" text:outline-level="3">Installation for Unix and friends</text:h>
      <text:list xml:id="list621629202759662488" text:style-name="L10">
        <text:list-item>
          <text:p text:style-name="P78">Unzip <text:span text:style-name="Source_20_Text">writer2latex1</text:span><text:span text:style-name="Source_20_Text"><text:span text:style-name="T33">92alpha</text:span></text:span><text:span text:style-name="Source_20_Text">.zip</text:span> into some directory. This will create a subdirectory <text:span text:style-name="Source_20_Text">writer2latex</text:span><text:span text:style-name="Source_20_Text"><text:span text:style-name="T34">19</text:span></text:span>.</text:p>
        </text:list-item>
        <text:list-item>
          <text:p text:style-name="P78">Add this directory to your PATH environment variable (optional but recommended).</text:p>
        </text:list-item>
        <text:list-item>
          <text:p text:style-name="P78">Add execute permissions to <text:span text:style-name="Source_20_Text">w2l</text:span> as follows:</text:p>
          <text:p text:style-name="P95">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text:span><text:span text:style-name="Source_20_Text"><text:span text:style-name="T21">15</text:span></text:span><text:span text:style-name="Source_20_Text">"</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bookmark-start text:name="__RefHeading__4567_1948605489"/><text:soft-page-break/>Using the command line utility<text:bookmark-end text:name="__RefHeading__4567_1948605489"/></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html5</text:span></text:p>
                </table:table-cell>
                <table:table-cell table:style-name="Tabel3.B2.2.1" office:value-type="string">
                  <text:p text:style-name="P26">Convert t<text:span text:style-name="T13">o</text:span> HTML5</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HTML<text:span text:style-name="T37">5</text:span>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HTML<text:span text:style-name="T37">5</text:span> template</text:p>
          </table: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mand line. Eg. to produce a file suitable for processing with pdfLaTeX:</text:p>
      <text:p text:style-name="Preformatted_20_Text">w2l -backend pdftex mydocument.odt</text:p>
      <text:p text:style-name="Text_20_body">Instead of giving your own configuration file, you can use one of the standard configurations. For example to produce a clean LaTeX file (ie. ignoring most of the formatting from the source <text:soft-page-break/>document):</text:p>
      <text:p text:style-name="Preformatted_20_Text">w2l -clean mydocument.odt</text:p>
      <text:h text:style-name="Heading_20_3" text:outline-level="3">Examples converting to BibTeX from the command line</text:h>
      <text:p text:style-name="Text_20_body">Writer2<text:span text:style-name="T41">LaTeX can extract</text:span>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ment.bib</text:span>. You can also extract the data as part of the conversion to LaTeX, see section <text:reference-ref text:reference-format="chapter" text:ref-name="latex-config">4</text:reference-ref>.</text:p>
      <text:h text:style-name="Heading_20_3" text:outline-level="3">Examples converting to <text:span text:style-name="T37">HTML5</text:span> from the command line</text:h>
      <text:p text:style-name="Text_20_body">The command line</text:p>
      <text:p text:style-name="Preformatted_20_Text">w2l -<text:span text:style-name="T37">html5</text:span> mydocument.odt</text:p>
      <text:p text:style-name="Text_20_body">will convert the document to HTML<text:span text:style-name="T37">5</text:span>, using the filename <text:span text:style-name="Source_20_Text">mydocument.html</text:span>.</text:p>
      <text:p text:style-name="Text_20_body">Likewise the commandline</text:p>
      <text:p text:style-name="Preformatted_20_Text">w2l -html<text:span text:style-name="T37">5</text:span> -config myconfig.xml mydocument.odt myresult.html</text:p>
      <text:p text:style-name="Text_20_body">will convert into HTML using the specified configuration and file name.</text:p>
      <text:p text:style-name="Text_20_body">To produce a <text:span text:style-name="T2">clean</text:span> xhtml file (see section <text:reference-ref text:reference-format="chapter" text:ref-name="xhtml-frontend">4.4</text:reference-ref>), for example:</text:p>
      <text:p text:style-name="Preformatted_20_Text">w2l -cleanxhtml mydocument.odt mypath/myoutputdoc.html</text:p>
      <text:h text:style-name="Heading_20_1" text:outline-level="1"><text:bookmark-start text:name="__RefHeading__4569_1948605489"/><text:reference-mark text:name="latex-config"/>Configuration<text:bookmark-end text:name="__RefHeading__4569_1948605489"/></text:h>
      <text:h text:style-name="Heading_20_2" text:outline-level="2"><text:bookmark-start text:name="__RefHeading__4571_1948605489"/>LaTeX configuration<text:bookmark-end text:name="__RefHeading__4571_1948605489"/></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text:span text:style-name="T53">use_geometry</text:span>" value="<text:span text:style-name="T53">true</text:span>"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6186951499176246301" text:style-name="L11">
        <text:list-item>
          <text:p text:style-name="P79"><text:span text:style-name="Source_20_Text">ultraclean.xml</text:span> to produce a <text:span text:style-name="T1">clean</text:span> LaTeX file, ie. almost all the formatting is ignored.</text:p>
        </text:list-item>
        <text:list-item>
          <text:p text:style-name="P79"><text:span text:style-name="Source_20_Text">clean.xml</text:span> is a less radical version; preserves hyperlinks, color and some character formatting.</text:p>
        </text:list-item>
        <text:list-item>
          <text:p text:style-name="P79"><text:span text:style-name="Source_20_Text">pdfscreen.xml</text:span> to produce a LaTeX file which is optimized for screen viewing using the <text:soft-page-break/>package <text:span text:style-name="Source_20_Text">pdfscreen.sty</text:span>.</text:p>
        </text:list-item>
        <text:list-item>
          <text:p text:style-name="P79"><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he following subsections explains the available options.</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backend</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able:table-cell>
        </table:table-row>
        <table:table-row>
          <table:table-cell table:style-name="Tabel12.A2" office:value-type="string">
            <text:p text:style-name="Table_20_Contents"><text:span text:style-name="Source_20_Text">inputencoding</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P48"><text:span text:style-name="Source_20_Text">script</text:span></text:p>
          </table:table-cell>
          <table:table-cell table:style-name="Tabel12.B2" office:value-type="string">
            <text:p text:style-name="P14">This option is used to specify the main script used in the document. It can have any of the values <text:span text:style-name="Source_20_Text">western</text:span> (scripts based on the latin, cyrillic, greek and armnian alphabet), <text:span text:style-name="Source_20_Text">ctl</text:span> (scripts with complex text layout) and <text:span text:style-name="Source_20_Text">cjk</text:span> (Chinese, Japanese, Korean). This corresponds to the division in LibreOffice. The first setting supports multilingual texts with western scripts using <text:span text:style-name="Source_20_Text">polyglossia</text:span>. The second setting supports monolingual CTL texts using <text:span text:style-name="Source_20_Text">polyglossia</text:span>. The last setting supports monolingual CJK texts using <text:span text:style-name="Source_20_Text">xeCJK</text:span>. This option has no effect if the backedn is not XeTeX.</text:p>
          </table:table-cell>
        </table:table-row>
        <text:soft-page-break/>
        <table:table-row>
          <table:table-cell table:style-name="Tabel12.A2" office:value-type="string">
            <text:p text:style-name="Table_20_Contents"><text:span text:style-name="Source_20_Text">multilingual</text:span></text:p>
          </table:table-cell>
          <table:table-cell table:style-name="Tabel12.B2" office:value-type="string">
            <text:p text:style-name="Text_20_body">If this option is set to <text:span text:style-name="Source_20_Text">true</text:span> (default), Writer2LaTeX will export all language information in the document. If <text:span text:style-name="Source_20_Text">backend</text:span> is <text:span text:style-name="Source_20_Text">xetex</text:span>, the package <text:span text:style-name="Source_20_Text">polyglossia.sty</text:span> will be used, otherwise the package <text:span text:style-name="Source_20_Text">babel.sty</text:span>.</text:p>
            <text:p text:style-name="Text_20_body">If the option is set to <text:span text:style-name="Source_20_Text">false</text:span>, Writer2LaTeX will assume that the document is written in one language only. If <text:span text:style-name="Source_20_Text">backend</text:span> is <text:span text:style-name="Source_20_Text">xetex</text:span>, no language information will be exported, otherwise the language used for the majority of the text in the document will be exported using <text:span text:style-name="Source_20_Text">babel.sty</text:span>.</text:p>
          </table:table-cell>
        </table:table-row>
        <table:table-row>
          <table:table-cell table:style-name="Tabel12.A2" office:value-type="string">
            <text:p text:style-name="P39"><text:span text:style-name="Source_20_Text"><text:span text:style-name="T24">font</text:span></text:span></text:p>
          </table:table-cell>
          <table:table-cell table:style-name="Tabel12.B2" office:value-type="string">
            <text:p text:style-name="P11">This option is used to select a font scheme. Supported values are <text:span text:style-name="Source_20_Text"><text:span text:style-name="T28">default</text:span></text:span><text:span text:style-name="T28">, </text:span><text:span text:style-name="Source_20_Text"><text:span text:style-name="T28">cmbright</text:span></text:span><text:span text:style-name="T28">, </text:span><text:span text:style-name="Source_20_Text"><text:span text:style-name="T28">ccfonts</text:span></text:span><text:span text:style-name="T28">, </text:span><text:span text:style-name="Source_20_Text"><text:span text:style-name="T28">ccfonts-euler</text:span></text:span><text:span text:style-name="T28">, </text:span><text:span text:style-name="Source_20_Text"><text:span text:style-name="T28">iwona</text:span></text:span><text:span text:style-name="T28">, </text:span><text:span text:style-name="Source_20_Text"><text:span text:style-name="T28">kurier</text:span></text:span><text:span text:style-name="T28">, </text:span><text:span text:style-name="Source_20_Text"><text:span text:style-name="T28">anttor</text:span></text:span><text:span text:style-name="T28">, </text:span><text:span text:style-name="Source_20_Text"><text:span text:style-name="T28">kmath-kerkis</text:span></text:span><text:span text:style-name="T28">, </text:span><text:span text:style-name="Source_20_Text"><text:span text:style-name="T28">fouriernc</text:span></text:span><text:span text:style-name="T28">, </text:span><text:span text:style-name="Source_20_Text"><text:span text:style-name="T28">pxfonts</text:span></text:span><text:span text:style-name="T28">, </text:span><text:span text:style-name="Source_20_Text"><text:span text:style-name="T28">mathpazo</text:span></text:span><text:span text:style-name="T28">, </text:span><text:span text:style-name="Source_20_Text"><text:span text:style-name="T28">mathpple</text:span></text:span><text:span text:style-name="T28">, </text:span><text:span text:style-name="Source_20_Text"><text:span text:style-name="T28">txfonts</text:span></text:span><text:span text:style-name="T28">, </text:span><text:span text:style-name="Source_20_Text"><text:span text:style-name="T28">mathptmx</text:span></text:span><text:span text:style-name="T28">, </text:span><text:span text:style-name="Source_20_Text"><text:span text:style-name="T28">arev</text:span></text:span><text:span text:style-name="T28">, </text:span><text:span text:style-name="Source_20_Text"><text:span text:style-name="T28">charter-mathdesign</text:span></text:span><text:span text:style-name="T28">, </text:span><text:span text:style-name="Source_20_Text"><text:span text:style-name="T28">utopia-mathdesign</text:span></text:span><text:span text:style-name="T28">, </text:span><text:span text:style-name="Source_20_Text"><text:span text:style-name="T28">fourier</text:span></text:span>. <text:span text:style-name="T48">This option has no effect if </text:span><text:span text:style-name="Source_20_Text"><text:span text:style-name="T48">backend</text:span></text:span><text:span text:style-name="T48"> is </text:span><text:span text:style-name="Source_20_Text"><text:span text:style-name="T48">xetex</text:span></text:span><text:span text:style-name="T48">. In this case the </text:span><text:span text:style-name="Source_20_Text"><text:span text:style-name="T48">fontspec</text:span></text:span><text:span text:style-name="T48"> option is used.</text:span></text:p>
          </table:table-cell>
        </table:table-row>
        <table:table-row>
          <table:table-cell table:style-name="Tabel12.A2" office:value-type="string">
            <text:p text:style-name="P49"><text:span text:style-name="Source_20_Text"><text:span text:style-name="T24">fontspec</text:span></text:span></text:p>
          </table:table-cell>
          <table:table-cell table:style-name="Tabel12.B2" office:value-type="string">
            <text:p text:style-name="P16">This option is used to select the handling of fonts if <text:span text:style-name="Source_20_Text">backend</text:span> is <text:span text:style-name="Source_20_Text">xetex</text:span>. Supported values are <text:span text:style-name="Source_20_Text">original</text:span> (use the same font as in the source document), <text:span text:style-name="Source_20_Text">original+math</text:span> (as <text:span text:style-name="Source_20_Text">original</text:span>, but the font is also used for letters and numbers in formulas) and <text:span text:style-name="Source_20_Text">default</text:span> (default value, use the default Latin Modern fonts).</text:p>
          </table:table-cell>
        </table:table-row>
        <table:table-row>
          <table:table-cell table:style-name="Tabel12.A2" office:value-type="string">
            <text:p text:style-name="Table_20_Contents"><text:span text:style-name="Source_20_Text">greek_math</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text:span text:style-name="T47">are</text:span> rendered in math mode. This behaviour assumes that greek letters are used as symbols in this context, and has the advantage that greek text fonts are not required. It is <text:span text:style-name="T1">not</text:span> used in greek text, where it would be look awful.</text:p>
          </table:table-cell>
        </table:table-row>
        <table:table-row>
          <table:table-cell table:style-name="Tabel12.A2" office:value-type="string">
            <text:p text:style-name="Table_20_Contents"><text:span text:style-name="Source_20_Text">use_pifont</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text:p>
          </table:table-cell>
        </table:table-row>
        <table:table-row>
          <table:table-cell table:style-name="Tabel12.A2" office:value-type="string">
            <text:p text:style-name="Table_20_Contents"><text:span text:style-name="Source_20_Text">use_ifsym</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able:table-row>
          <table:table-cell table:style-name="Tabel12.A2" office:value-type="string">
            <text:p text:style-name="Table_20_Contents"><text:span text:style-name="Source_20_Text">use_wasysym</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use_bbding</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use_eurosym</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use_tipa</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ext:soft-page-break/>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use_bibtex</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bibtex_style</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able:table-row>
          <table:table-cell table:style-name="Tabel13.A2" office:value-type="string">
            <text:p text:style-name="Table_20_Contents"><text:span text:style-name="Source_20_Text">use_natbib</text:span></text:p>
          </table:table-cell>
          <table:table-cell table:style-name="Tabel13.B2" office:value-type="string">
            <text:p text:style-name="Text_20_body">Setting this option to true loads the LaTeX package <text:span text:style-name="Source_20_Text">natbib.sty</text:span>.</text:p>
          </table:table-cell>
        </table:table-row>
        <table:table-row>
          <table:table-cell table:style-name="Tabel13.A2" office:value-type="string">
            <text:p text:style-name="Table_20_Contents"><text:span text:style-name="Source_20_Text">natbib_options</text:span></text:p>
          </table:table-cell>
          <table:table-cell table:style-name="Tabel13.B2" office:value-type="string">
            <text:p text:style-name="Text_20_body">Use this option to provide options to <text:span text:style-name="Source_20_Text">natbib.sty</text:span>.</text:p>
          </table:table-cell>
        </table:table-row>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Use this option to give a list of external BibTeX files. If the list is non-empty, bibliographic references in the document will be interpreted as keys in these files. If it is empty (default), the bibliographic references will be exported to a BibTeX file (provided <text:span text:style-name="Source_20_Text">use_bibtex</text:span> is set to <text:span text:style-name="Source_20_Text">true</text:span>).</text:p>
          </table:table-cell>
        </table:table-row>
        <table:table-row>
          <table:table-cell table:style-name="Tabel13.A2" office:value-type="string">
            <text:p text:style-name="P45"><text:span text:style-name="Source_20_Text">bibtex_</text:span><text:span text:style-name="Source_20_Text"><text:span text:style-name="T30">encoding</text:span></text:span></text:p>
          </table:table-cell>
          <table:table-cell table:style-name="Tabel13.B2" office:value-type="string">
            <text:p text:style-name="P13">Use this option to define the encoding for the external BibTeX files. The default value is <text:span text:style-name="Source_20_Text">document</text:span>, which means that the BibTeX files use the same encoding as the TeX document. Otherwise the same values as for <text:span text:style-name="Source_20_Text">inputencoding</text:span> are supported. <text:span text:style-name="T31">This setting has no effect if the backend is XeTeX.</text:span></text:p>
          </table:table-cell>
        </table:table-row>
        <table:table-row>
          <table:table-cell table:style-name="Tabel13.A2" office:value-type="string">
            <text:p text:style-name="Table_20_Contents"><text:span text:style-name="Source_20_Text">zotero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Zotero references in the document will be interpreted as keys in these files. Also the Zotero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Zotero references and bibliography will be exported as text.</text:p>
          </table:table-cell>
        </table:table-row>
        <text:soft-page-break/>
        <table:table-row>
          <table:table-cell table:style-name="Tabel13.A2" office:value-type="string">
            <text:p text:style-name="Table_20_Contents"><text:span text:style-name="Source_20_Text">jabref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JabRef references in the document will be interpreted as keys in these files. Also the JabRef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JabRef references and bibliography will be exported as text.</text:p>
          </table:table-cell>
        </table:table-row>
        <table:table-row>
          <table:table-cell table:style-name="Tabel13.A2" office:value-type="string">
            <text:p text:style-name="Table_20_Contents"><text:span text:style-name="Source_20_Text">include_original_citations</text:span></text:p>
          </table:table-cell>
          <table:table-cell table:style-name="Tabel13.B2" office:value-type="string">
            <text:p text:style-name="Text_20_body">If you convert Zotero or JabRef references, you can set this option to <text:span text:style-name="Source_20_Text">true</text:span> (default is <text:span text:style-name="Source_20_Text">false</text:span>) to include the original citation inserted by Zotero/JabRef as a comment in the LaTeX source.</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able:table-row>
          <table:table-cell table:style-name="Tabel14.A1" office:value-type="string">
            <text:p text:style-name="Table_20_Contents"><text:span text:style-name="Source_20_Text">wrap_lines_after</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split_linked_sections</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able:table-row>
          <table:table-cell table:style-name="Tabel14.A2" office:value-type="string">
            <text:p text:style-name="Table_20_Contents"><text:span text:style-name="Source_20_Text">split_toplevel_sections</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able:table-row>
          <table:table-cell table:style-name="Tabel14.A2" office:value-type="string">
            <text:p text:style-name="Table_20_Contents"><text:span text:style-name="Source_20_Text">save_images_in_subdir</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text:soft-page-break/>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notes</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metadata</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6">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able:table-row>
          <table:table-cell table:style-name="Tabel16.A1" office:value-type="string">
            <text:p text:style-name="P59"><text:span text:style-name="Source_20_Text">use_tikz</text:span></text:p>
          </table:table-cell>
          <table:table-cell table:style-name="Tabel16.B1" office:value-type="string">
            <text:p text:style-name="P17">Setting this option to <text:span text:style-name="Source_20_Text">true</text:span> (default is <text:span text:style-name="Source_20_Text">false</text:span>) exports drawings using the drawing package <text:span text:style-name="Source_20_Text">tikz.sty</text:span>. Currently not all drawing shapes are supported.</text:p>
          </table:table-cell>
        </table:table-row>
        <table:table-row>
          <table:table-cell table:style-name="Tabel16.A2" office:value-type="string">
            <text:p text:style-name="Table_20_Contents"><text:span text:style-name="Source_20_Text">float_figures</text:span></text:p>
          </table:table-cell>
          <table:table-cell table:style-name="Tabel16.B2"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float_tables</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float_options</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9">. Default is empty (default placement).</text:span></text:p>
          </table:table-cell>
        </table:table-row>
        <table:table-row>
          <table:table-cell table:style-name="Tabel16.A2" office:value-type="string">
            <text:p text:style-name="Table_20_Contents"><text:span text:style-name="Source_20_Text">convert_index_names</text:span></text:p>
          </table:table-cell>
          <table:table-cell table:style-name="Tabel16.B2" office:value-type="string">
            <text:p text:style-name="P15">Use this option to convert index names (the title of the table of content, list of figures, list of tables, alphabetical index and bibliography). If you set this option to <text:span text:style-name="Source_20_Text">false</text:span> (default) LaTeXs default names will be used, if you set it to <text:span text:style-name="Source_20_Text">true</text:span>, the names in the source document will be used.</text:p>
          </table:table-cell>
        </table:table-row>
        <text:soft-page-break/>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9">Use this option to specify, that all graphics and text boxes should be centered. If you don't want that, set this option to </text:span><text:span text:style-name="Source_20_Text"><text:span text:style-name="T9">false</text:span></text:span><text:span text:style-name="T9">. Default is </text:span><text:span text:style-name="Source_20_Text"><text:span text:style-name="T9">true.</text:span></text:span></text:p>
          </table:table-cell>
        </table:table-row>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able:table-row>
          <table:table-cell table:style-name="Tabel16.A2" office:value-type="string">
            <text:p text:style-name="Table_20_Contents"><text:span text:style-name="Source_20_Text">figure_sequence_name</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L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table-cell table:style-name="Tabel20.A1" office:value-type="string">
            <text:p text:style-name="Table_20_Contents"><text:span text:style-name="Source_20_Text">simple_table_limit</text:span></text:p>
          </table:table-cell>
          <table:table-cell table:style-name="Tabel20.B1" office:value-type="string">
            <text:p text:style-name="Table_20_Contents">You can set this option to any non-negative integer (default is <text:span text:style-name="Source_20_Text">0</text:span>). Table cells in L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ext:soft-page-break/>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text:span><text:span text:style-name="Source_20_Text"><text:span text:style-name="T49">x</text:span></text:span><text:span text:style-name="Source_20_Text">color</text:span> to <text:span text:style-name="Source_20_Text">true</text:span>.</text:p>
          </table:table-cell>
        </table:table-row>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able:table-row>
          <table:table-cell table:style-name="Tabel21.A1" office:value-type="string">
            <text:p text:style-name="Table_20_Contents"><text:span text:style-name="Source_20_Text">original_image_size</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3" text:note-class="footnote"><text:note-citation>3</text:note-citation><text:note-body><text:p text:style-name="Footnote">In previous versions, this option was called <text:span text:style-name="Source_20_Text"><text:span text:style-name="T11">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text:soft-page-break/>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ignore_hard_page_breaks</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ignore_hard_line_breaks</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ignore_empty_paragraphs</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table-cell table:style-name="Tabel17.A2" office:value-type="string">
            <text:p text:style-name="Table_20_Contents"><text:span text:style-name="Source_20_Text">ignore_double_spaces</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2533471899768305677" text:style-name="L12">
              <text:list-item>
                <text:p text:style-name="P94"><text:span text:style-name="Source_20_Text">ignore_all</text:span> will instruct Writer2LaTeX to ignore <text:span text:style-name="T2">all</text:span> character, paragraph, heading, list and footnote formatting contained in the document.</text:p>
              </text:list-item>
              <text:list-item>
                <text:p text:style-name="P94"><text:span text:style-name="Source_20_Text">ignore_most</text:span> will preserve basic character formatting.</text:p>
              </text:list-item>
              <text:list-item>
                <text:p text:style-name="P94"><text:span text:style-name="Source_20_Text">convert_basic</text:span> (default) will preserve basic character formatting, paragraph justification and all numberings (lists, headings, footnotes).</text:p>
              </text:list-item>
              <text:list-item>
                <text:p text:style-name="P94"><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94"><text:span text:style-name="Source_20_Text">convert_all</text:span> will preserve <text:span text:style-name="T2">all</text:span> supported formatting.</text:p>
              </text:list-item>
            </text:list>
          </table:table-cell>
        </table:table-row>
        <text:soft-page-break/>
        <table:table-row>
          <table:table-cell table:style-name="Tabel18.A2" office:value-type="string">
            <text:p text:style-name="P51"><text:span text:style-name="Source_20_Text">use_titlesec</text:span></text:p>
          </table:table-cell>
          <table:table-cell table:style-name="Tabel18.B2" office:value-type="string">
            <text:p text:style-name="P51">Setting this option to <text:span text:style-name="Source_20_Text">true</text:span> will export the formatting of headings using the package <text:span text:style-name="Source_20_Text">titlesec.sty</text:span>. Default is <text:span text:style-name="Source_20_Text">false</text:span>, which means that the converted document will use the default formats from the LaTeX document class.</text:p>
          </table:table-cell>
        </table:table-row>
        <table:table-row>
          <table:table-cell table:style-name="Tabel18.A2" office:value-type="string">
            <text:p text:style-name="P51"><text:span text:style-name="Source_20_Text">outline_numbering</text:span></text:p>
          </table:table-cell>
          <table:table-cell table:style-name="Tabel18.B2" office:value-type="string">
            <text:p text:style-name="P51">Setting this option to <text:span text:style-name="Source_20_Text">true</text:span> <text:span text:style-name="T50">(default) </text:span>will export the outline numbering. <text:span text:style-name="T50">If the option is set to </text:span><text:span text:style-name="Source_20_Text">false</text:span>, the default numbering from the LaTeX document class will be used.</text:p>
          </table:table-cell>
        </table:table-row>
        <table:table-row>
          <table:table-cell table:style-name="Tabel18.A2" office:value-type="string">
            <text:p text:style-name="P50"><text:span text:style-name="Source_20_Text">use_longfbox</text:span></text:p>
          </table:table-cell>
          <table:table-cell table:style-name="Tabel18.B2" office:value-type="string">
            <text:p text:style-name="P50">Setting this option to <text:span text:style-name="Source_20_Text">true</text:span> (default) specifies that the package <text:span text:style-name="Source_20_Text">longfbox.sty</text:span> should be used to export box formatting, that is borders, margins and background colors. If the option is set to <text:span text:style-name="Source_20_Text">false</text:span>, box formatting will not be exported.</text:p>
          </table:table-cell>
        </table:table-row>
        <table:table-row>
          <table:table-cell table:style-name="Tabel18.A2" office:value-type="string">
            <text:p text:style-name="Table_20_Contents"><text:span text:style-name="Source_20_Text">border_radius</text:span></text:p>
          </table:table-cell>
          <table:table-cell table:style-name="Tabel18.B2" office:value-type="string">
            <text:p text:style-name="P50">LibreOffice does not support rounded corners for borders. You can however use this option to add rounded corners for borders in the LaTeX document. The value is a percentage, and the radius of the corner is calculated as this percentage of the padding (distance between content and border). The default value <text:span text:style-name="Source_20_Text">100%</text:span> is recommended, but you can use any percentage. If you do not want rounded corners, set the value to <text:span text:style-name="Source_20_Text">0%</text:span>. This option has no effect if <text:span text:style-name="Source_20_Text">use_longfbox</text:span> is set to <text:span text:style-name="Source_20_Text">false</text:span>.</text:p>
          </table:table-cell>
        </table:table-row>
        <table:table-row>
          <table:table-cell table:style-name="Tabel18.A2" office:value-type="string">
            <text:p text:style-name="P55"><text:span text:style-name="Source_20_Text"><text:span text:style-name="T55">use_multicol</text:span></text:span></text:p>
          </table:table-cell>
          <table:table-cell table:style-name="Tabel18.B2" office:value-type="string">
            <text:p text:style-name="P56">Setting this option to <text:span text:style-name="Source_20_Text">true</text:span> <text:span text:style-name="T54">(default) </text:span>specifies that the package <text:span text:style-name="Source_20_Text">multicol.sty</text:span> should be used to export columns in sections. <text:span text:style-name="T54">If the option is set to </text:span><text:span text:style-name="Source_20_Text">false</text:span>, columns will not be exported.</text:p>
          </table:table-cell>
        </table:table-row>
        <table:table-row>
          <table:table-cell table:style-name="Tabel18.A2" office:value-type="string">
            <text:p text:style-name="P55"><text:span text:style-name="Source_20_Text"><text:span text:style-name="T55">multicols_format</text:span></text:span></text:p>
          </table:table-cell>
          <table:table-cell table:style-name="Tabel18.B2" office:value-type="string">
            <text:p text:style-name="P56">If <text:span text:style-name="Source_20_Text">use_multicol</text:span> is <text:span text:style-name="Source_20_Text">true</text:span>, this option controls whether or not formatting of the columns are exported. Setting this option to <text:span text:style-name="Source_20_Text">true</text:span><text:span text:style-name="T54"> </text:span>specifies that formatting (column distance, separator and balancing) should be exported. <text:span text:style-name="T54">If the option is set to </text:span><text:span text:style-name="Source_20_Text">false</text:span> (default), only the number of columns will not be exported, using the default format of <text:span text:style-name="Source_20_Text">multicol.sty</text:span>.</text:p>
          </table:table-cell>
        </table:table-row>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text:span text:style-name="T54">(default) </text:span>specifies that the package <text:span text:style-name="Source_20_Text">geometry.sty</text:span> should be used to export the geometry of the page (page size, margins etc.). <text:span text:style-name="T54">If the option is set to </text:span><text:span text:style-name="Source_20_Text">false</text:span>, <text:span text:style-name="T53">page geometry will not be exported, and the standard geometry of the document class is used.</text:span></text:p>
          </table:table-cell>
        </table:table-row>
        <table:table-row>
          <table:table-cell table:style-name="Tabel18.A2" office:value-type="string">
            <text:p text:style-name="P57"><text:span text:style-name="Source_20_Text"><text:span text:style-name="T56">page_color</text:span></text:span></text:p>
          </table:table-cell>
          <table:table-cell table:style-name="Tabel18.B2" office:value-type="string">
            <text:p text:style-name="P58">Setting this option to <text:span text:style-name="Source_20_Text">true</text:span> (default is <text:span text:style-name="Source_20_Text">false</text:span>) will export the page color. Only one color is exported, and note that the page color in LaTeX covers the entire page, including the margins. Otherwise the page color will be white.</text:p>
          </table:table-cell>
        </table:table-row>
        <text:soft-page-break/>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text:span text:style-name="T54">(default) </text:span>specifies that the package <text:span text:style-name="Source_20_Text">fancyhdr.sty</text:span> should be used to export the header and footer of the page. <text:span text:style-name="T54">If the option is set to</text:span> <text:span text:style-name="Source_20_Text">false</text:span>, <text:span text:style-name="T53">headers and footers will not be exported, and the standard headers and footers of the LaTeX document class are used.</text:span></text:p>
          </table:table-cell>
        </table:table-row>
        <table:table-row>
          <table:table-cell table:style-name="Tabel18.A2" office:value-type="string">
            <text:p text:style-name="P57"><text:span text:style-name="Source_20_Text"><text:span text:style-name="T56">page_numbering</text:span></text:span></text:p>
          </table:table-cell>
          <table:table-cell table:style-name="Tabel18.B2" office:value-type="string">
            <text:p text:style-name="P58">Settijng this option to <text:span text:style-name="Source_20_Text">true</text:span> (default) enables the export of page numberering. This includes the format and value of the page numbers. If the option is set to <text:span text:style-name="Source_20_Text">false</text:span>, the page numbering defined by the LaTeX document class will be used.</text:p>
          </table:table-cell>
        </table:table-row>
        <table:table-row>
          <table:table-cell table:style-name="Tabel18.A2" office:value-type="string">
            <text:p text:style-name="P54"><text:span text:style-name="Source_20_Text">footnote_rule</text:span></text:p>
          </table:table-cell>
          <table:table-cell table:style-name="Tabel18.B2" office:value-type="string">
            <text:p text:style-name="P54">Setting this option to <text:span text:style-name="Source_20_Text">true</text:span> specifies that the format of the footnote rule (separating the main text and the footnotes) is to be exported. Default is <text:span text:style-name="Source_20_Text">false</text:span>, which means that the footnote rule will not be exported, and the standard rule of the LaTeX document class is used.</text:p>
          </table:table-cell>
        </table:table-row>
        <table:table-row>
          <table:table-cell table:style-name="Tabel18.A2" office:value-type="string">
            <text:p text:style-name="Table_20_Contents"><text:span text:style-name="Source_20_Text">use_</text:span><text:span text:style-name="Source_20_Text"><text:span text:style-name="T49">x</text:span></text:span><text:span text:style-name="Source_20_Text">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text:span text:style-name="T49">xc</text:span></text:span><text:span text:style-name="Source_20_Text">olor.sty</text:span> to apply color in the LaTeX document<text:note text:id="ftn4" text:note-class="footnote"><text:note-citation>4</text:note-citation><text:note-body><text:p text:style-name="P30">This replaces the previous option <text:span text:style-name="Source_20_Text">use_color</text:span> which loaded the legacy color package <text:span text:style-name="Source_20_Text">color.sty</text:span>. The old option is still accepted, but will load <text:span text:style-name="Source_20_Text">xcolor.sty</text:span>.</text:p></text:note-body></text:note>.</text:p>
          </table:table-cell>
        </table:table-row>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P52"><text:span text:style-name="Source_20_Text">use_</text:span><text:span text:style-name="Source_20_Text"><text:span text:style-name="T51">microtype</text:span></text:span></text:p>
          </table:table-cell>
          <table:table-cell table:style-name="Tabel18.B2" office:value-type="string">
            <text:p text:style-name="P53">This option can have the values <text:span text:style-name="Source_20_Text">true</text:span> or <text:span text:style-name="Source_20_Text">false</text:span> (default). This enables use of the package <text:span text:style-name="Source_20_Text">microtype.sty</text:span> to support the micro-typographic features <text:span text:style-name="T2">character protusion</text:span>/<text:span text:style-name="T2">margin kerning</text:span> (adjust characters at margins to achieve a better visual alignment) and <text:span text:style-name="T2">font expansion</text:span> (slightly expand or shrink the font to achieve better line breaks). Protusion is only supported by PdfTeX and XeTeX, and expansion is only supported by PdfTeX. This option has no effect if you use other backends.</text:p>
          </table:table-cell>
        </table:table-row>
        <table:table-row>
          <table:table-cell table:style-name="Tabel18.A2" office:value-type="string">
            <text:p text:style-name="P53"><text:span text:style-name="Source_20_Text">use_letterspace</text:span></text:p>
          </table:table-cell>
          <table:table-cell table:style-name="Tabel18.B2" office:value-type="string">
            <text:p text:style-name="P53">This option can have the values <text:span text:style-name="Source_20_Text">true</text:span> or <text:span text:style-name="Source_20_Text">false</text:span> (default). This enables use of the package <text:span text:style-name="Source_20_Text">letterspace.sty</text:span> to support letter spacing. If <text:span text:style-name="Source_20_Text">use_</text:span><text:span text:style-name="Source_20_Text"><text:span text:style-name="T52">microtype</text:span></text:span> is <text:span text:style-name="Source_20_Text">true</text:span>, this package (which provides the same functionality) is used. Letter spacing is only supported by PdfTeX, and the option has no effect if you use other backends. Also, scalable fonts are required. This implies that you may get an error message if you use the fonts Computer Modern, CM Bright or Concrete. To fix this, add <text:span text:style-name="Source_20_Text">cm-super</text:span> to your TeX installation.</text:p>
          </table:table-cell>
        </table:table-row>
        <text:soft-page-break/>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row>
          <table:table-cell table:style-name="Tabel18.A2" office:value-type="string">
            <text:p text:style-name="P60"><text:span text:style-name="Source_20_Text"><text:span text:style-name="T58">notesname</text:span></text:span></text:p>
          </table:table-cell>
          <table:table-cell table:style-name="Tabel18.B2" office:value-type="string">
            <text:p text:style-name="P61">This options sets the heading for the endnotes. This option is needed bacause the endnotes heading is not handled by Babel/Polyglossia, and because endnotes does not have a heading in ODF. Default is empty, which means that the standard heading (Endnotes) will be used.</text:p>
          </table:table-cell>
        </table:table-row>
        <table:table-row>
          <table:table-cell table:style-name="Tabel18.A2" office:value-type="string">
            <text:p text:style-name="P60"><text:span text:style-name="Source_20_Text"><text:span text:style-name="T58">notes_numbering</text:span></text:span></text:p>
          </table:table-cell>
          <table:table-cell table:style-name="Tabel18.B2" office:value-type="string">
            <text:p text:style-name="P60">This option can have the values <text:span text:style-name="Source_20_Text">true</text:span> or <text:span text:style-name="Source_20_Text">false</text:span> (default). This enables <text:span text:style-name="T58">export of the numbering format for footnotes and endnotes (e.g. arabic numberals, roman numerals)</text:span>. If set to <text:span text:style-name="Source_20_Text">false</text:span>, <text:span text:style-name="T58">the default numbering format will be used. Note that the default in LaTeX is identical for footnotes and endnotes, which may cause confusion in a document with both types of notes.</text:span></text:p>
          </table:table-cell>
        </table:table-row>
        <table:table-row>
          <table:table-cell table:style-name="Tabel18.A2" office:value-type="string">
            <text:p text:style-name="P60"><text:span text:style-name="Source_20_Text"><text:span text:style-name="T58">use_perpage</text:span></text:span></text:p>
          </table:table-cell>
          <table:table-cell table:style-name="Tabel18.B2" office:value-type="string">
            <text:p text:style-name="P60">This option can have the values <text:span text:style-name="Source_20_Text">true</text:span> or <text:span text:style-name="Source_20_Text">false</text:span> (default). This enables use of the package <text:span text:style-name="Source_20_Text"><text:span text:style-name="T58">perpage</text:span></text:span><text:span text:style-name="Source_20_Text">.sty</text:span>, <text:span text:style-name="T58">which allows numbering of footnotes to be reset on every page. Without this package, this setting cannot be exported.</text:span></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ext:soft-page-break/>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row>
          <table:table-cell table:style-name="Tabel19.A2" office:value-type="string">
            <text:p text:style-name="Table_20_Contents"><text:span text:style-name="Source_20_Text">display_hidden_text</text:span></text:p>
          </table:table-cell>
          <table:table-cell table:style-name="Tabel19.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
      <text:h text:style-name="P92" text:outline-level="3">Compatibility options</text:h>
      <table:table table:name="Tabel24" table:style-name="Tabel24">
        <table:table-column table:style-name="Tabel24.A"/>
        <table:table-column table:style-name="Tabel24.B"/>
        <table:table-row>
          <table:table-cell table:style-name="Tabel24.A1" office:value-type="string">
            <text:p text:style-name="P42"><text:span text:style-name="Source_20_Text"><text:span text:style-name="T29">old_math_colors</text:span></text:span></text:p>
          </table:table-cell>
          <table:table-cell table:style-name="Tabel24.B1" office:value-type="string">
            <text:p text:style-name="P43">This option (default <text:span text:style-name="Source_20_Text">false</text:span>) can be set to <text:span text:style-name="Source_20_Text">true</text:span> if you are converting documents created with LO 4.3 or earlier. This enables the use of the old color scheme for formulas (using dark variants of red, blue, cyan and magenta).</text:p>
          </table:table-cell>
        </table:table-row>
      </table:table>
      <text:p text:style-name="P12"/>
      <text:h text:style-name="P92" text:outline-level="3">Headings</text:h>
      <text:p text:style-name="Text_20_body">The <text:span text:style-name="Source_20_Text">heading_map</text:span> section specifies how headings in LO should map to LaTeX. Eg. the first line in the sample above specifies that the toplevel heading (<text:span text:style-name="T5">Heading 1</text:span>) should map to <text:span text:style-name="Source_20_Text">\chapter</text:span>, which is of level 0 in LaTeX. Up to 10 levels are supported (the same number as in L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text:span text:style-name="T57">s</text:span> <text:span text:style-name="Source_20_Text">article.xml</text:span> <text:span text:style-name="T57">and </text:span><text:span text:style-name="Source_20_Text"><text:span text:style-name="T57">beamer.xml</text:span></text:span><text:span text:style-name="T57">.</text:span></text:p>
      <text:p text:style-name="Text_20_body">This is a simple rule, that maps text formatted with the text style <text:span text:style-name="T5">Emphasis</text:span> to the LaTeX code <text:span text:style-name="Source_20_Text">\emph{...}</text:span>:</text:p>
      <text:p text:style-name="Preformatted_20_Text"><text:soft-page-break/>&lt;style-map name="Emphasis" family="text" before="\emph{" after="}" /&gt;</text:p>
      <text:p text:style-name="Text_20_body">This is another simple rule, that maps paragraphs formatted with the paragraph style <text:span text:style-name="T5">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P18">This is a rule, that maps paragraphs formatted with style <text:span text:style-name="T5">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text:p>
      <text:p text:style-name="P18">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5">Title</text:span>, <text:span text:style-name="T5">author</text:span> and <text:span text:style-name="T5">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P19">A <text:span text:style-name="Source_20_Text">paragraph-block</text:span> map has some further attributes. The <text:span text:style-name="Source_20_Text">negative</text:span> attributes reverts the <text:soft-page-break/>meaning of the <text:span text:style-name="Source_20_Text">next</text:span> attribute: Setting <text:span text:style-name="Source_20_Text">negative</text:span> to <text:span text:style-name="Source_20_Text">false</text:span> interprets the list as paragraph styles that should <text:span text:style-name="T2">not</text:span> be included in the block. The <text:span text:style-name="Source_20_Text">include</text:span> attribute is a semicolon separated list of other content that can be included in the block. Possible values are <text:span text:style-name="Source_20_Text">heading</text:span>, <text:span text:style-name="Source_20_Text">list</text:span>, <text:span text:style-name="Source_20_Text">table</text:span>, <text:span text:style-name="Source_20_Text">section</text:span>, <text:span text:style-name="Source_20_Text">index</text:span>. Finally the attribute <text:span text:style-name="Source_20_Text">nesting</text:span> is used to allow nesting of paragraph blocks. Setting <text:span text:style-name="Source_20_Text">nesting</text:span> to <text:span text:style-name="Source_20_Text">true</text:span> allows for paragraphs included in the block to create their own paragraph blocks. The exampel demonstrates how to create a frame environment for beamer using the paragraph style <text:span text:style-name="T6">frame title</text:span>.</text:p>
      <text:p text:style-name="P35"><text:s text:c="2"/>&lt;style-map name="frame title" class="paragraph"<text:line-break/> <text:s text:c="3"/>before="\frametitle{" after="}" line-break="false" /&gt;</text:p>
      <text:p text:style-name="P35"><text:s text:c="2"/>&lt;style-map name="frame title" class="paragraph-block"<text:line-break/> <text:s text:c="3"/>next="Title;title;frame title" negative="true" nesting="true"<text:line-break/> <text:s text:c="3"/>include="list;table;section;index"<text:line-break/> <text:s text:c="3"/>before="\begin{frame}" after="\end{frame}"/&gt;</text:p>
      <text:p text:style-name="Text_20_body">The next example maps a paragraph formatted with the <text:span text:style-name="T5">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String replace</text:h>
      <text:p text:style-name="Text_20_body">Often LaTeX requires special care to typeset certain constructions. For example according to German typograph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LO document, the <text:span text:style-name="Source_20_Text">latex-code</text:span> is the LaTeX code to export for this text.</text:p>
      <text:p text:style-name="Text_20_body">Another example is French quotations marks (« <text:span text:style-name="T12">Je parle français</text:span> ») which should be converted to the LaTeX macros \fg and \og. This can be achieved using this rule:</text:p>
      <text:p text:style-name="Preformatted_20_Text"><text:soft-page-break/>&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L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text:bookmark-start text:name="__RefHeading__4573_1948605489"/><text:span text:style-name="T41">HTML5</text:span> configuration<text:bookmark-end text:name="__RefHeading__4573_1948605489"/></text:h>
      <text:p text:style-name="Text_20_body">Also the HTML<text:span text:style-name="T37">5</text:span>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text:span text:style-name="T42">units</text:span>" value="<text:span text:style-name="T42">rem</text:span>" /&gt;</text:p>
      <text:p text:style-name="Preformatted_20_Text"><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text:span text:style-name="T41">LaTeX</text:span> as an export filter.</text:p>
      <text:h text:style-name="Heading_20_3" text:outline-level="3">Style options</text:h>
      <text:p text:style-name="Text_20_body">You can control some general aspects of the generated <text:span text:style-name="T37">HTML5</text:span> documents using these technical options.</text:p>
      <table:table table:name="Tabel4" table:style-name="Tabel4">
        <table:table-column table:style-name="Tabel4.A"/>
        <table:table-column table:style-name="Tabel4.B"/>
        <text:soft-page-break/>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HTML<text:span text:style-name="T37">5</text:span>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HTML<text:span text:style-name="T37">5</text:span>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text:span text:style-name="T41">2LaTeX</text:span> will not include the <text:span text:style-name="Source_20_Text">!DOCTYPE</text:span> declaration in the converted document. This option should only be used if you need to process the document further.</text:p>
          </table:table-cell>
        </table:table-row>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text:span text:style-name="T41">LaTeX</text:span> will use named character entities as defined by HTML<text:span text:style-name="T37">5</text:span>. <text:span text:style-name="T37">A</text:span>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HTML<text:span text:style-name="T37">5</text:span>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able:table-row>
          <table:table-cell table:style-name="Tabel4.A2" office:value-type="string">
            <text:p text:style-name="Table_20_Contents"><text:span text:style-name="Source_20_Text">separate_stylesheet</text:span></text:p>
          </table:table-cell>
          <table:table-cell table:style-name="Tabel4.B2" office:value-type="string">
            <text:p text:style-name="Table_20_Contents">Set this to true (default is false) to generate a separate CSS file if the HTML<text:span text:style-name="T37">5</text:span> document is split over several files (thus avoiding repeating the style information in every file).</text:p>
          </table:table-cell>
        </table:table-row>
        <text:soft-page-break/>
        <table:table-row>
          <table:table-cell table:style-name="Tabel4.A2" office:value-type="string">
            <text:p text:style-name="Table_20_Contents"><text:span text:style-name="Source_20_Text">custom_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HTML<text:span text:style-name="T37">5</text:span>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5" text:note-class="footnote"><text:note-citation>5</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L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LO does not offer table styles currently).</text:p>
          </table:table-cell>
        </table:table-row>
        <text:soft-page-break/>
        <table:table-row>
          <table:table-cell table:style-name="Tabel5.A2" office:value-type="string">
            <text:p text:style-name="Table_20_Contents"><text:span text:style-name="Source_20_Text">table_size</text:span><text:span text:style-name="Source_20_Text"><text:note text:id="ftn6" text:note-class="footnote"><text:note-citation>6</text:note-citation><text:note-body><text:p text:style-name="Footnote">This option replaces the former option <text:span text:style-name="source-footnote">ignore_table_dimensions</text:span>. (The former values correspond to the values <text:span text:style-name="source-footnote">none</text:span> and <text:span text:style-name="source-footnote">auto</text:span>).</text:p></text:note-body></text:note></text:span></text:p>
          </table:table-cell>
          <table:table-cell table:style-name="Tabel5.B2" office:value-type="string">
            <text:p text:style-name="Table_20_Contents">This option defines how to export table dimension. The possible values are:</text:p>
            <text:p text:style-name="Table_20_Contents"><text:span text:style-name="Source_20_Text">none</text:span>: Do not export table dimensions (table width, column width and row height), leaving the layout of the tables to the browser.</text:p>
            <text:p text:style-name="Table_20_Contents"><text:span text:style-name="Source_20_Text">auto</text:span> (default): Convert the dimensions in the source document using relative or absolute values as defined.</text:p>
            <text:p text:style-name="Table_20_Contents"><text:span text:style-name="Source_20_Text">relative</text:span>: Convert the dimensions in the source document, but always using relative values for table width and column width.</text:p>
          </table:table-cell>
        </table:table-row>
        <table:table-row>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7" text:note-class="footnote"><text:note-citation>7</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text:span text:style-name="T41">LaTeX</text:span> will export a list that continues on level 2 or below like</text:p>
            <text:p text:style-name="Table_20_Contents"><text:span text:style-name="Source_20_Text">&lt;ol&gt;&lt;ol&gt;&lt;li&gt;...&lt;/li&gt;&lt;/ol&gt;&lt;/ol&gt;</text:span></text:p>
            <text:p text:style-name="Table_20_Contents">This is <text:span text:style-name="T2">not</text:span> valid in HTML<text:span text:style-name="T37">5</text:span>,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able:table-row>
          <table:table-cell table:style-name="Tabel5.A2" office:value-type="string">
            <text:p text:style-name="Text_20_body"><text:span text:style-name="Source_20_Text">max_width</text:span></text:p>
          </table:table-cell>
          <table:table-cell table:style-name="Tabel5.B2" office:value-type="string">
            <text:p text:style-name="P44">This option is used to specifiy the maximum width of the text (HTML<text:span text:style-name="T37">5</text:span> and text documents only). The default value is <text:span text:style-name="Source_20_Text">800px</text:span>. An empty value means that a maximum width is not set.</text:p>
          </table:table-cell>
        </table:table-row>
        <text:soft-page-break/>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able:table-row>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able:table-row>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ext:span text:style-name="T39">y</text:span>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table-cell table:style-name="Tabel6.A1" office:value-type="string">
            <text:p text:style-name="Table_20_Contents"><text:span text:style-name="Source_20_Text">units</text:span><text:span text:style-name="Source_20_Text"><text:note text:id="ftn8" text:note-class="footnote"><text:note-citation>8</text:note-citation><text:note-body><text:p text:style-name="P29">This option replaces the option convert_to_px (the old option is still supported).</text:p></text:note-body></text:note></text:span></text:p>
          </table:table-cell>
          <table:table-cell table:style-name="Tabel6.B1" office:value-type="string">
            <text:p text:style-name="P47">This option can have the value <text:span text:style-name="Source_20_Text">original</text:span>,(use the original units in the source document), <text:span text:style-name="Source_20_Text">px</text:span> (convert to pixels) or <text:span text:style-name="Source_20_Text">rem</text:span> (default, convert to rem units).</text:p>
            <text:p text:style-name="P47">Unit conversion assumes 1 in=96 px and 1 em=16 px.</text:p>
            <text:p text:style-name="P46"><text:span text:style-name="T42">You can change this with the </text:span><text:span text:style-name="Source_20_Text"><text:span text:style-name="T42">scaling</text:span></text:span><text:span text:style-name="T42"> option. </text:span>Eg. a scaling of <text:span text:style-name="Source_20_Text">75%</text:span> will change the resolution <text:span text:style-name="T42">from 96ppi </text:span>to 72ppi.</text:p>
          </table:table-cell>
        </table:table-row>
        <table:table-row>
          <table:table-cell table:style-name="Tabel6.A2" office:value-type="string">
            <text:p text:style-name="Table_20_Contents"><text:span text:style-name="Source_20_Text">scaling</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column_scaling</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table-cell table:style-name="Tabel6.A2" office:value-type="string">
            <text:p text:style-name="Table_20_Contents"><text:span text:style-name="Source_20_Text">image_size</text:span><text:span text:style-name="Source_20_Text"><text:note text:id="ftn9" text:note-class="footnote"><text:note-citation>9</text:note-citation><text:note-body><text:p text:style-name="Footnote">This option replaces <text:span text:style-name="T43">the </text:span>old options <text:span text:style-name="Source_20_Text"><text:span text:style-name="T11">keep_image_size</text:span></text:span> and <text:span text:style-name="source-footnote">original_image_size</text:span> (the old names are still supported).</text:p></text:note-body></text:note></text:span></text:p>
          </table:table-cell>
          <table:table-cell table:style-name="Tabel6.B2" office:value-type="string">
            <text:p text:style-name="Table_20_Contents">Use this option to specify how to export the size of images and text boxes: Possible values are <text:span text:style-name="Source_20_Text">absolute</text:span> or <text:span text:style-name="Source_20_Text">auto</text:span> (default, export absolute size), <text:span text:style-name="Source_20_Text">relative</text:span> (export the size as a percentage of the current text width) and <text:span text:style-name="Source_20_Text">none</text:span> or <text:span text:style-name="Source_20_Text">original_image_size</text:span> (do not export size information; hence the browser or reader will use the original (unscaled) image size).</text:p>
          </table:table-cell>
        </table:table-row>
      </table:table>
      <text:h text:style-name="Heading_20_3" text:outline-level="3"><text:soft-page-break/>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use_mathjax</text:span></text:p>
          </table:table-cell>
          <table:table-cell table:style-name="Tabel7.B1" office:value-type="string">
            <text:p text:style-name="Table_20_Contents"><text:span text:style-name="T37">Y</text:span>ou can set this option to <text:span text:style-name="Source_20_Text">true</text:span> (default is <text:span text:style-name="Source_20_Text">false</text:span>) to load the <text:a xlink:type="simple" xlink:href="http://www.mathjax.org/" text:style-name="Internet_20_link" text:visited-style-name="Visited_20_Internet_20_Link">MathJax</text:a> library on pages with fomulas. This will ensure that formulas are viewable on all modern browsers, even if they do not support MathML natively<text:note text:id="ftn10" text:note-class="footnote"><text:note-citation>10</text:note-citation><text:note-body><text:p text:style-name="P27">This replaces the output format (available until Writer2LaTeX 1.2) using an XSLT style sheet for the same purpose.</text:p></text:note-body></text:note>.</text:p>
          </table:table-cell>
        </table:table-row>
        <table:table-row>
          <table:table-cell table:style-name="Tabel7.A2" office:value-type="string">
            <text:p text:style-name="Table_20_Contents"><text:span text:style-name="Source_20_Text">embed_svg</text:span></text:p>
          </table:table-cell>
          <table:table-cell table:style-name="Tabel7.B2" office:value-type="string">
            <text:p text:style-name="Table_20_Contents"><text:span text:style-name="T37">Yo</text:span>u can set this option to <text:span text:style-name="Source_20_Text">true</text:span> <text:span text:style-name="T18">t</text:span>o export vector graphics <text:span text:style-name="T18">embedded in the HTML5 documents as </text:span>SVG (scalable vector graphics). <text:span text:style-name="T15">If set to </text:span><text:span text:style-name="Source_20_Text"><text:span text:style-name="T15">false</text:span></text:span><text:span text:style-name="T15"> (default), external SVG image files will be used.</text:span></text:p>
          </table:table-cell>
        </table:table-row>
        <table:table-row>
          <table:table-cell table:style-name="Tabel7.A2" office:value-type="string">
            <text:p text:style-name="Table_20_Contents"><text:span text:style-name="Source_20_Text">embed_img</text:span></text:p>
          </table:table-cell>
          <table:table-cell table:style-name="Tabel7.B2" office:value-type="string">
            <text:p text:style-name="P40">If you set this option to <text:span text:style-name="Source_20_Text">true</text:span> (default is <text:span text:style-name="Source_20_Text">false</text:span>), all images will be embedded directly in the HTML<text:span text:style-name="T37">5</text:span> document (base64 encoded). This is not recommended for documents with large images.</text:p>
          </table:table-cell>
        </table:table-row>
        <table:table-row>
          <table:table-cell table:style-name="Tabel7.A2" office:value-type="string">
            <text:p text:style-name="Table_20_Contents"><text:span text:style-name="Source_20_Text">endnotes_heading</text:span></text:p>
          </table:table-cell>
          <table:table-cell table:style-name="Tabel7.B2" office:value-type="string">
            <text:p text:style-name="Table_20_Contents">In LO the endnotes are set on a separate page at the end of the document. It is not possible to give this page a heading, but you can use this option to add a heading. Default is empty (no heading).</text:p>
          </table:table-cell>
        </table:table-row>
        <table:table-row>
          <table:table-cell table:style-name="Tabel7.A2" office:value-type="string">
            <text:p text:style-name="Table_20_Contents"><text:span text:style-name="Source_20_Text">footnotes_heading</text:span></text:p>
          </table:table-cell>
          <table:table-cell table:style-name="Tabel7.B2" office:value-type="string">
            <text:p text:style-name="Table_20_Contents">In LO the footnotes may be set on a separate page at the end of the document (if configured to do so). It is not possible to give this page a heading, but you can use this option to add a heading. Default is empty (no heading).</text:p>
          </table:table-cell>
        </table:table-row>
        <table:table-row>
          <table:table-cell table:style-name="Tabel7.A2" office:value-type="string">
            <text:p text:style-name="Table_20_Contents"><text:span text:style-name="Source_20_Text">use_dublin_core</text:span></text:p>
          </table:table-cell>
          <table:table-cell table:style-name="Tabel7.B2" office:value-type="string">
            <text:p text:style-name="Table_20_Contents">Use this option to specify if Dublin Core Meta data should be exported.</text:p>
            <text:p text:style-name="Table_20_Contents">For the <text:span text:style-name="T37">HTML5</text:span> export, the format will be as specified in <text:a xlink:type="simple" xlink:href="http://dublincore.org/documents/dcq-html/" text:style-name="Internet_20_link" text:visited-style-name="Visited_20_Internet_20_Link">http://dublincore.org/documents/dcq-html/</text:a>).</text:p>
            <text:p text:style-name="Table_20_Contents">If the value is <text:span text:style-name="Source_20_Text">false</text:span>, it will not be exported (default is <text:span text:style-name="Source_20_Text">true</text:span>).</text:p>
          </table:table-cell>
        </table:table-row>
        <table:table-row>
          <table:table-cell table:style-name="Tabel7.A2" office:value-type="string">
            <text:p text:style-name="Table_20_Contents"><text:span text:style-name="Source_20_Text">notes</text:span></text:p>
          </table:table-cell>
          <table:table-cell table:style-name="Tabel7.B2" office:value-type="string">
            <text:p text:style-name="Table_20_Contents">If this option is set to <text:span text:style-name="Source_20_Text">true</text:span> (default), notes in the document will be exported as <text:span text:style-name="T37">HTML5</text:span> comments. These are not directly visible in the browser. If you don't want to include notes, set this option to <text:span text:style-name="Source_20_Text">false.</text:span></text:p>
          </table:table-cell>
        </table:table-row>
        <table:table-row>
          <table:table-cell table:style-name="Tabel7.A2" office:value-type="string">
            <text:p text:style-name="Table_20_Contents"><text:span text:style-name="Source_20_Text">display_hidden_text</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ext:soft-page-break/>
        <table:table-row>
          <table:table-cell table:style-name="Tabel7.A2" office:value-type="string">
            <text:p text:style-name="Table_20_Contents"><text:span text:style-name="Source_20_Text">include_toc</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 possibility <text:span text:style-name="T40">is mainly intended in combination with file split, which will produce an external table of contents.</text:span></text:p>
          </table:table-cell>
        </table:table-row>
      </table:table>
      <text:h text:style-name="Heading_20_3" text:outline-level="3">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ignore_double_spaces</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text:span text:style-name="T41">LaTeX</text:span> to ignore double spaces, otherwise they are converted to non-breaking spaces.</text:p>
          </table:table-cell>
        </table:table-row>
        <table:table-row>
          <table:table-cell table:style-name="Tabel9.A2" office:value-type="string">
            <text:p text:style-name="Table_20_Contents"><text:span text:style-name="Source_20_Text">ignore_empty_paragraphs</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text:span text:style-name="T41">LaTeX</text:span> to ignore empty paragraphs..</text:p>
          </table:table-cell>
        </table:table-row>
        <table:table-row>
          <table:table-cell table:style-name="Tabel9.A2" office:value-type="string">
            <text:p text:style-name="Table_20_Contents"><text:span text:style-name="Source_20_Text">ignore_hard_line_breaks</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text:span text:style-name="T41">LaTeX</text:span> to ignore hard line breaks (Shift-Enter in LO).</text:p>
          </table:table-cell>
        </table:table-row>
      </table:table>
      <text:h text:style-name="Heading_20_3" text:outline-level="3">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split_level</text:span></text:p>
          </table:table-cell>
          <table:table-cell table:style-name="Tabel10.B1"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 (with labels in the same language as the document).</text:p>
          </table:table-cell>
        </table:table-row>
        <table:table-row>
          <table:table-cell table:style-name="Tabel10.A2" office:value-type="string">
            <text:p text:style-name="Table_20_Contents"><text:span text:style-name="Source_20_Text">repeat_levels</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ext:soft-page-break/>
        <table:table-row>
          <table:table-cell table:style-name="Tabel10.A2" office:value-type="string">
            <text:p text:style-name="Table_20_Contents"><text:span text:style-name="Source_20_Text">page_break_split</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text:span text:style-name="T41">2LaTeX</text:span> will not split until this structure has ended.</text:p>
            <text:p text:style-name="Table_20_Contents">Also in this case, each output document will get a simple navigation panel in the header and the footer.</text:p>
          </table:table-cell>
        </table:table-row>
        <table:table-row>
          <table:table-cell table:style-name="Tabel10.A2" office:value-type="string">
            <text:p text:style-name="Table_20_Contents"><text:span text:style-name="Source_20_Text">save_images_in_subdir</text:span></text:p>
          </table:table-cell>
          <table:table-cell table:style-name="Tabel10.B2" office:value-type="string">
            <text:p text:style-name="Table_20_Contents">Images contained in the document are normally placed in the same directory as the <text:span text:style-name="T37">HTML5</text:span>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Style maps</text:h>
      <text:p text:style-name="Text_20_body">In addition to the options, you can specify that certain styles in Writer should be mapped to specific <text:span text:style-name="T37">HTML5</text:span> elements and CSS style classes. Here are some examples showing how to use some of the built-in Writer styles to create HTML<text:span text:style-name="T37">5</text:span> elements:</text:p>
      <text:p text:style-name="Preformatted_20_Text">&lt;?xml version="1.0" encoding="UTF-8"?&gt;</text:p>
      <text:p text:style-name="Preformatted_20_Text">&lt;config&gt;</text:p>
      <text:p text:style-name="Preformatted_20_Text"><text:s text:c="2"/>&lt;!-- map L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LO text styles to xhtml elements --&gt;</text:p>
      <text:p text:style-name="Preformatted_20_Text"><text:soft-page-break/><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7048565779455799895" text:style-name="L13">
        <text:list-item>
          <text:p text:style-name="P80"><text:span text:style-name="Source_20_Text">name</text:span> specifies the name of the Writer style.</text:p>
        </text:list-item>
        <text:list-item>
          <text:p text:style-name="P80"><text:span text:style-name="Source_20_Text">family</text:span><text:note text:id="ftn11" text:note-class="footnote"><text:note-citation>11</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80"><text:span text:style-name="Source_20_Text">element</text:span> specifies the HTML<text:span text:style-name="T37">5</text:span> element to use when converting this style. This is not used for frame and list styles.</text:p>
        </text:list-item>
        <text:list-item>
          <text:p text:style-name="P80"><text:span text:style-name="Source_20_Text">css</text:span> specifies the CSS style class to use when converting this style. If it is not specified or the value is <text:span text:style-name="Source_20_Text">“(none)”</text:span>, no CSS class will be used.</text:p>
        </text:list-item>
        <text:list-item>
          <text:p text:style-name="P80"><text:span text:style-name="Source_20_Text">block-element</text:span> only has effect for paragraph and heading styles. For paragraphs it is used to specify a block HTML<text:span text:style-name="T37">5</text:span>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80"><text:span text:style-name="Source_20_Text">block-css</text:span> specifies the CSS style class to be used for this block element. If it is not specified or the value is <text:span text:style-name="Source_20_Text">“(none)”</text:span>, no CSS class will be used.</text:p>
        </text:list-item>
        <text:list-item>
          <text:p text:style-name="P81"><text:span text:style-name="Source_20_Text">before</text:span> and <text:span text:style-name="Source_20_Text">after</text:span> only has effect for paragraph and heading styles. This attribute defines a fixed text to add before/after the text of all paragraphs formatted with this style. This is similar to the pseudo-elements <text:span text:style-name="Source_20_Text">::before</text:span> and <text:span text:style-name="Source_20_Text">::after</text:span> in CSS.</text:p>
        </text:list-item>
      </text:list>
      <text:p text:style-name="Text_20_body">For example the rules above produces code like this:</text:p>
      <text:p text:style-name="Preformatted_20_Text">&lt;p&gt;This paragraph is Text body&lt;/p&gt;</text:p>
      <text:p text:style-name="Preformatted_20_Text"><text:soft-page-break/>&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L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L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9">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text:span text:style-name="T37">HTML5</text:span> templates</text:p>
      <text:p text:style-name="Text_20_body">You can use your own HTML<text:span text:style-name="T37">5</text:span> document as a template for the generated HTML<text:span text:style-name="T37">5</text:span> documents. This should be an ordinary HTML<text:span text:style-name="T37">5</text:span> file (do not include DOCTYPE declaration) with some special elements:</text:p>
      <text:list xml:id="list7772127151667646822" text:style-name="L14">
        <text:list-item>
          <text:p text:style-name="P82">A<text:span text:style-name="T17">n </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82"><text:span text:style-name="T17">E</text:span>lements with the id <text:span text:style-name="Source_20_Text">header</text:span> or <text:span text:style-name="Source_20_Text">footer</text:span> (optional) will be filled with a simple navigation panel using a first/previous/next/last scheme.</text:p>
        </text:list-item>
        <text:list-item>
          <text:p text:style-name="P82"><text:span text:style-name="T17">An e</text:span>lement with the id <text:span text:style-name="Source_20_Text">panel</text:span>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oft-page-break/><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P4">A template with all the elements might look like this:</text:p>
      <text:p text:style-name="P32">&lt;html&gt;</text:p>
      <text:p text:style-name="P32"><text:s text:c="2"/>&lt;head&gt;</text:p>
      <text:p text:style-name="P32"><text:s text:c="4"/>&lt;title/&gt;</text:p>
      <text:p text:style-name="P32"><text:s text:c="2"/>&lt;/head&gt;</text:p>
      <text:p text:style-name="P32"><text:s text:c="2"/>&lt;body&gt;</text:p>
      <text:p text:style-name="P32"><text:s text:c="4"/><text:span text:style-name="T17">&lt;header&gt;</text:span>&lt;<text:span text:style-name="T17">nav</text:span> id='header' /&gt;<text:span text:style-name="T17">&lt;/header&gt;</text:span></text:p>
      <text:p text:style-name="P32"><text:s text:c="4"/><text:span text:style-name="T17">&lt;aside&gt;</text:span>&lt;<text:span text:style-name="T17">nav</text:span> id='<text:span text:style-name="T17">panel</text:span>' /&gt;<text:span text:style-name="T17">&lt;/aside&gt;</text:span></text:p>
      <text:p text:style-name="P32"><text:s text:c="4"/>&lt;div id='content' /&gt;</text:p>
      <text:p text:style-name="P32"><text:s text:c="4"/><text:span text:style-name="T17">&lt;footer&gt;</text:span>&lt;<text:span text:style-name="T17">nav</text:span> id='<text:span text:style-name="T17">footer</text:span>' /&gt;<text:span text:style-name="T17">&lt;/footer&gt;</text:span></text:p>
      <text:p text:style-name="P32"><text:s text:c="2"/>&lt;/body&gt;</text:p>
      <text:p text:style-name="P31">&lt;/html&gt;</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HTML<text:span text:style-name="T37">5</text:span>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HTML<text:span text:style-name="T37">5</text:span> fragments suitable for inclusion in e.g. a CMS.</text:p>
      <text:p text:style-name="Text_20_body"><text:span text:style-name="T2">Note</text:span>: Make sure to set the option <text:span text:style-name="Source_20_Text">no_doctype</text:span> to <text:span text:style-name="Source_20_Text">true</text:span> in this case!</text:p>
      <text:h text:style-name="P91" text:outline-level="2">Parameters</text:h>
      <text:p text:style-name="P84">Some elements of a configuration file can be <text:span text:style-name="T2">parametrized</text:span> in a configuration file.</text:p>
      <text:h text:style-name="P93" text:outline-level="3">Example for LaTeX</text:h>
      <text:p text:style-name="P84">This is a simple example for LaTeX.</text:p>
      <text:p text:style-name="P37">&lt;?xml version="1.0" encoding="UTF-8" ?&gt;</text:p>
      <text:p text:style-name="P36">&lt;config&gt;</text:p>
      <text:p text:style-name="P36"><text:soft-page-break/><text:s text:c="2"/>&lt;parameter name="papersize" values="letterpaper,a4paper,a5paper"&gt;</text:p>
      <text:p text:style-name="P36"><text:s text:c="2"/><text:tab/>&lt;value-map value="letterpaper"/&gt;</text:p>
      <text:p text:style-name="P36"><text:s text:c="2"/>&lt;/parameter&gt;</text:p>
      <text:p text:style-name="P36"><text:s text:c="2"/>&lt;parameter name="orientation" values="portrait,landscape"&gt;</text:p>
      <text:p text:style-name="P36"><text:s text:c="4"/>&lt;value-map value="portrait"/&gt;</text:p>
      <text:p text:style-name="P36"><text:s text:c="2"/>&lt;/parameter&gt;</text:p>
      <text:p text:style-name="P36"><text:s text:c="2"/>&lt;option name="global_options" value="{%papersize,orientation%}" /&gt;</text:p>
      <text:p text:style-name="P36">&lt;/config&gt;</text:p>
      <text:p text:style-name="P85">The element <text:span text:style-name="Source_20_Text">parameter</text:span> defines an option <text:span text:style-name="T60">(the </text:span><text:span text:style-name="Source_20_Text"><text:span text:style-name="T60">name</text:span></text:span><text:span text:style-name="T60"> attribute) </text:span>and the possible value<text:span text:style-name="T59">s (the </text:span><text:span text:style-name="Source_20_Text"><text:span text:style-name="T59">values</text:span></text:span><text:span text:style-name="T59"> attribute, which is a comma separated list)</text:span>. <text:span text:style-name="T59">The first value is the default value. </text:span>The optional child element <text:span text:style-name="Source_20_Text">value-map</text:span> maps <text:span text:style-name="T60">a</text:span> value on some other string (the content of the <text:span text:style-name="Source_20_Text">value-map</text:span> element) in case the value is not to be used directly. <text:span text:style-name="T59">In the example, we define possible values for two global options. The values </text:span><text:span text:style-name="Source_20_Text"><text:span text:style-name="T59">10pt</text:span></text:span><text:span text:style-name="T59"> and </text:span><text:span text:style-name="Source_20_Text"><text:span text:style-name="T59">portrait</text:span></text:span><text:span text:style-name="T59"> are mapped to the empty string (because they are defaults, and hence not needed).</text:span></text:p>
      <text:h text:style-name="P93" text:outline-level="3">Parameters on the command line</text:h>
      <text:p text:style-name="P20">Parameter values can e.g. be given on the command line</text:p>
      <text:p text:style-name="P38">w2l -config myconfig.xml -papersize=a4paper file.odt</text:p>
      <text:p text:style-name="P20">This will produce</text:p>
      <text:p text:style-name="P38">\documentclass[a4paper]{article}</text:p>
      <text:p text:style-name="P20">since orientation will get the default value portrait, which maps to the empty string.</text:p>
      <text:h text:style-name="Heading_20_3" text:outline-level="3">Another example for LaTeX</text:h>
      <text:p text:style-name="P87">This is an example for LaTeX beamer, providing a selection between presentation layout and 4 on 1 handout layout.</text:p>
      <text:p text:style-name="P98">&lt;?xml version="1.0" encoding="UTF-8" ?&gt;</text:p>
      <text:p text:style-name="P97">&lt;config&gt;</text:p>
      <text:p text:style-name="P96"><text:s text:c="2"/>&lt;parameter name="layout" values="presentation,4on1"&gt;</text:p>
      <text:p text:style-name="P96"><text:s text:c="4"/>&lt;value-map value="presentation"/&gt;</text:p>
      <text:p text:style-name="P96"><text:s text:c="4"/>&lt;value-map value="4on1"&gt;</text:p>
      <text:p text:style-name="P96">\usepackage{pgfpages}</text:p>
      <text:p text:style-name="P96">\pgfpagesuselayout{4 on 1}[a4paper,landscape,border shrink=1cm]</text:p>
      <text:p text:style-name="P96"><text:s text:c="4"/>&lt;/value-map&gt;</text:p>
      <text:p text:style-name="P96"><text:s text:c="2"/>&lt;/parameter&gt;</text:p>
      <text:p text:style-name="P96"><text:s text:c="2"/>&lt;option name="documentclass" value="beamer" /&gt;</text:p>
      <text:p text:style-name="P96"><text:s text:c="2"/>&lt;custom-preamble&gt;{%layout%}&lt;/custom-preamble&gt;</text:p>
      <text:p text:style-name="P96">&lt;/config&gt;</text:p>
      <text:h text:style-name="Heading_20_3" text:outline-level="3"><text:soft-page-break/>Example for HTML5</text:h>
      <text:p text:style-name="P21">A similar example for HTML can be</text:p>
      <text:p text:style-name="P98">&lt;?xml version="1.0" encoding="UTF-8" ?&gt;</text:p>
      <text:p text:style-name="P97">&lt;config&gt;</text:p>
      <text:p text:style-name="P96"><text:s text:c="2"/>&lt;parameter name="style" values="simple,fancy" /&gt;</text:p>
      <text:p text:style-name="P96"><text:s text:c="2"/>&lt;option name="custom_stylesheet"<text:line-break/> value="http://example.org/styles/{%style%}.css" /&gt;</text:p>
      <text:p text:style-name="P96">&lt;/config&gt;</text:p>
      <text:p text:style-name="P87">This configuration provides a selection of two different stylesheets <text:span text:style-name="Source_20_Text">simple.css</text:span> and <text:span text:style-name="Source_20_Text">fancy.css</text:span>.</text:p>
      <text:h text:style-name="P93" text:outline-level="3">Configuration options available for parameters</text:h>
      <text:list xml:id="list7206021435086179662" text:style-name="L15">
        <text:list-item>
          <text:p text:style-name="P83">In LaTeX configuration files, <text:span text:style-name="Source_20_Text">global_options</text:span> and <text:span text:style-name="Source_20_Text">custom_preamble</text:span> can have parameters</text:p>
        </text:list-item>
        <text:list-item>
          <text:p text:style-name="P83">In HTML5 configuration files, <text:span text:style-name="Source_20_Text">custom_stylesheet</text:span> can have parameters.</text:p>
        </text:list-item>
      </text:list>
      <text:p text:style-name="P21">Parameters are inserted between <text:span text:style-name="Source_20_Text">{%</text:span> and <text:span text:style-name="Source_20_Text">%}</text:span>, and either a single parameter or a <text:span text:style-name="T61">comma separated </text:span>list of parameters can be given.</text:p>
      <text:h text:style-name="Heading_20_2" text:outline-level="2"><text:bookmark-start text:name="__RefHeading__4575_1948605489"/><text:reference-mark text:name="xhtml-frontend"/>Using <text:span text:style-name="T13">LibreOffice</text:span> to create HTML<text:span text:style-name="T37">5</text:span> documents<text:bookmark-end text:name="__RefHeading__4575_1948605489"/></text:h>
      <text:p text:style-name="Text_20_body">The configuration file <text:span text:style-name="Source_20_Text">cleanxhtml.xml</text:span> that is distributed with Writer2LaTeX, can be used to create semantically rich HTML<text:span text:style-name="T37">5</text:span> content, which can be formatted with your own stylesheet (you should edit the file to add the URL to the stylesheet you want to use).</text:p>
      <text:p text:style-name="Text_20_body">A subset of the built-in styles in Writer are mapped to HTML<text:span text:style-name="T37">5</text:span> elements (note that the style names are localized, so this is for the english version of <text:span text:style-name="T13">LibreOffice</text:span>):</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LO Writer style</text:p>
            </table:table-cell>
            <table:table-cell table:style-name="Tabel1.A1" office:value-type="string">
              <text:p text:style-name="Table_20_Heading">L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ext:soft-page-break/>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HTML<text:span text:style-name="T37">5</text:span> documents. See the document <text:span text:style-name="Source_20_Text">sample-xhtml.</text:span><text:span text:style-name="Source_20_Text"><text:span text:style-name="T38">odt</text:span></text:span> for an example of how to use this.</text:p>
      <text:h text:style-name="Heading_20_3" text:outline-level="3">Links</text:h>
      <text:p text:style-name="Text_20_body">LO does not support all kind of HTML<text:span text:style-name="T37">5</text:span> link attributes, for example you cannot set <text:span text:style-name="Source_20_Text">title</text:span> or <text:span text:style-name="Source_20_Text">rel</text:span>. Writer2<text:span text:style-name="T41">LaTeX</text:span>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HTML<text:span text:style-name="T37">5</text:span>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HTML<text:span text:style-name="T37">5</text:span> link like</text:p>
      <text:p text:style-name="Preformatted_20_Text">&lt;a href="..." name="My name" title="My name"&gt;</text:p>
      <text:h text:style-name="Heading_20_1" text:outline-level="1"><text:bookmark-start text:name="__RefHeading__4585_1948605489"/>Using Writer2LaTeX from another application<text:bookmark-end text:name="__RefHeading__4585_1948605489"/></text:h>
      <text:h text:style-name="Heading_20_2" text:outline-level="2"><text:bookmark-start text:name="__RefHeading__4587_1948605489"/>Using Writer2LaTeX from a Java application<text:bookmark-end text:name="__RefHeading__4587_1948605489"/></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text:soft-page-break/></text:p>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 text:c="8"/>new FileOutputStream("mydirectory/"+docOut.getFileName());</text:p>
      <text:p text:style-name="Preformatted_20_Text"><text:s text:c="4"/>docOut.write(fos);</text:p>
      <text:p text:style-name="Preformatted_20_Text"><text:s text:c="4"/>fos.flush();</text:p>
      <text:p text:style-name="Preformatted_20_Text"><text:s text:c="4"/>fos.close();</text:p>
      <text:p text:style-name="Preformatted_20_Text">}</text:p>
      <text:h text:style-name="Heading_20_2" text:outline-level="2"><text:bookmark-start text:name="__RefHeading__4589_1948605489"/>Using Writer2LaTeX from a Basic macro<text:bookmark-end text:name="__RefHeading__4589_1948605489"/></text:h>
      <text:p text:style-name="Text_20_body">You can also access Writer2LaTeX through LO's api. Here's an example using a Basic macro, but the principle is the same for any other language with a UNO binding.</text:p>
      <text:p text:style-name="Text_20_body">Writer2LaTeX is used as any other filter in L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HTML<text:span text:style-name="T37">5</text:span>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text:soft-page-break/>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table-cell table:style-name="Table1.A2" office:value-type="string">
            <text:p text:style-name="Table_20_Contents">HTML5</text:p>
          </table:table-cell>
          <table:table-cell table:style-name="Table1.B2" office:value-type="string">
            <text:p text:style-name="Table_20_Contents"><text:span text:style-name="Source_20_Text">org.openoffice.da.writer2xhtml5</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HTML<text:span text:style-name="T37">5</text:span> template to use (HTML<text:span text:style-name="T37">5</text:span> only)</text:p>
          </table:table-cell>
        </table:table-row>
      </table:table>
      <text:p text:style-name="Text_20_body">The URLs can contain variables such as <text:span text:style-name="Source_20_Text">$(user)</text:span> for the user installation of LO. Thus for example <text:span text:style-name="Source_20_Text">“$(user)/myconfig.xml”</text:span> can be used to point to a configuration within the user installation. See</text:p>
      <text:p text:style-name="P3"><text:a xlink:type="simple" xlink:href="http://api.libreoffice.org/docs/idl/ref/servicecom_1_1sun_1_1star_1_1util_1_1PathSubstitution.html" text:style-name="Internet_20_link" text:visited-style-name="Visited_20_Internet_20_Link">http://api.libreoffice.org/docs/idl/ref/servicecom_1_1sun_1_1star_1_1util_1_1PathSubstitution.html</text:a></text:p>
      <text:p text:style-name="Text_20_body">for a list of available variables.</text:p>
      <text:p text:style-name="Text_20_body">As a special feature, you can require one of Writer2LaTeX's standard configurations. To do this, the URL should start with an asterisk, for example <text:span text:style-name="Source_20_Text">“*ultraclean.xml”</text:span>.</text:p>
      <text:h text:style-name="Heading_20_2" text:outline-level="2"><text:bookmark-start text:name="__RefHeading__4593_1948605489"/>Converting from StarMath with a Basic macro<text:bookmark-end text:name="__RefHeading__4593_1948605489"/></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1126421230345969642" text:style-name="L16">
        <text:list-item>
          <text:p text:style-name="P86">The method <text:span text:style-name="Source_20_Text">convertFormula</text:span> converts a StarMath string to a LaTeX string</text:p>
        </text:list-item>
        <text:list-item>
          <text:p text:style-name="P86">The method <text:span text:style-name="Source_20_Text">getPreamble</text:span> returns a LaTeX preamble suitable for processing the con<text:soft-page-break/>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ext:bookmark-start text:name="__RefHeading__4595_1948605489"/>Troubleshooting<text:bookmark-end text:name="__RefHeading__4595_1948605489"/></text:h>
      <text:p text:style-name="P5"><text:span text:style-name="T20">Writer2LaTeX can convert quite large files. But if </text:span>you have a <text:span text:style-name="T20">very </text:span>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text:span text:style-name="T20">512</text:span>M -jar writer2latex.jar bigFile.sxw out.tex</text:p>
      <text:p text:style-name="Text_20_body">In the example, the heap size is set to <text:span text:style-name="T20">512</text:span> Megabyte of RAM. If you still get the “heap space” error, <text:s/>try setting the available memory <text:span text:style-name="T20">even higher</text:span> (assuming that your computer has enough physical RAM).</text:p>
      <text:p text:style-name="Text_20_body">If you are using Writer2LaTeX as an export filter in LO, this problem will result in a generic error message saying that that document could not be written. To increase the heap size in this case, choose <text:span text:style-name="T6">Tools – Options – </text:span><text:span text:style-name="T7">LibreOffice</text:span><text:span text:style-name="T6"> – </text:span><text:span text:style-name="T7">Advanced</text:span>. Click <text:span text:style-name="T6">Parameters</text:span>, and add the parameter <text:span text:style-name="Source_20_Text">-Xmx</text:span><text:span text:style-name="Source_20_Text"><text:span text:style-name="T20">512</text:span></text:span><text:span text:style-name="Source_20_Text">M</text:span> (or hig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tarSymbol1" svg:font-family="StarSymbol"/>
    <style:font-face style:name="arial" svg:font-family="arial, sans-serif"/>
    <style:font-face style:name="Latin Modern Mono" svg:font-family="'Latin Modern Mono'" style:font-adornments="10 Regular"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atin Modern Roman" svg:font-family="'Latin Modern Roman'" style:font-pitch="variable"/>
    <style:font-face style:name="Monospace" svg:font-family="Monospace" style:font-pitch="variable"/>
    <style:font-face style:name="Albany" svg:font-family="Albany" style:font-family-generic="swiss" style:font-pitch="variable"/>
    <style:font-face style:name="Bitstream Vera Sans" svg:font-family="'Bitstream Vera Sans'" style:font-adornments="Fed" style:font-family-generic="swiss" style:font-pitch="variable"/>
    <style:font-face style:name="Latin Modern Sans" svg:font-family="'Latin Modern Sans'"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Latin Modern Roman" fo:font-size="12pt" fo:language="en" fo:country="US" style:font-name-asian="HG Mincho Light J" style:font-size-asian="12pt" style:language-asian="da" style:country-asian="DK" style:font-name-complex="Arial Unicode MS"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Latin Modern Roman"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font-weight="normal"/>
    </style:style>
    <style:style style:name="Text_20_body" style:display-name="Text body" style:family="paragraph" style:parent-style-name="Standard" style:class="text">
      <style:paragraph-properties fo:margin-top="0.101cm" fo:margin-bottom="0.21cm" loext:contextual-spacing="false"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atin Modern Sans" fo:font-family="'Latin Modern Sans'"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 fo:font-family="'Bitstream Vera Sans'" style:font-style-name="Fe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family-complex="arial, sans-serif"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loext:graphic-properties draw:fill="solid" draw:fill-color="#e6e6e6" draw:opacity="100%"/>
      <style:paragraph-properties fo:margin-left="1cm" fo:margin-right="0cm" fo:margin-top="0cm" fo:margin-bottom="0.101cm" loext:contextual-spacing="false" fo:text-indent="0cm" style:auto-text-indent="false" fo:background-color="#e6e6e6" style:writing-mode="page"/>
      <style:text-properties style:font-name="Latin Modern Mono" fo:font-family="'Latin Modern Mono'" style:font-style-name="10 Regular" style:font-pitch="fixed" fo:font-size="12pt" fo:font-weight="normal"/>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atin Modern Mono" fo:font-family="'Latin Modern Mono'" style:font-style-name="10 Regular" style:font-pitch="fixed" fo:font-size="11pt"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User_20_Entry" style:display-name="User Entry" style:family="text">
      <style:text-properties fo:color="#ff0000" style:font-name="Cumberland" fo:font-family="Cumberland" style:font-family-generic="modern" style:font-pitch="fixed"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fo:color="#ff0000"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1 Introduction</text:chapter><text:tab/><text:tab/>Page <text:page-number text:select-page="current">3</text:page-number></text:p>
      </style:header>
      <style:header-left>
        <text:p text:style-name="Header">Page <text:page-number text:select-page="current">2</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Henrik Just</meta:initial-creator>
    <meta:creation-date>2003-07-03T08:45:42</meta:creation-date>
    <dc:date>2018-08-17T09:03:53.123504576</dc:date>
    <meta:print-date>2004-06-29T10:09:33</meta:print-date>
    <dc:language>en-US</dc:language>
    <meta:editing-cycles>421</meta:editing-cycles>
    <meta:editing-duration>P1DT21H25M14S</meta:editing-duration>
    <meta:document-statistic meta:table-count="22" meta:image-count="1" meta:object-count="0" meta:page-count="47" meta:paragraph-count="982" meta:word-count="11446" meta:character-count="76298" meta:non-whitespace-character-count="65052"/>
    <meta:user-defined meta:name="Info 1"/>
    <meta:user-defined meta:name="Info 2"/>
    <meta:user-defined meta:name="Info 3"/>
    <meta:user-defined meta:name="Info 4"/>
  </office:meta>
</office:document-meta>
</file>